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 calcext:value-type="string">
            <text:p>Deaths</text:p>
          </table:table-cell>
          <table:table-cell table:style-name="ce9" office:value-type="string" calcext:value-type="string">
            <text:p>Calculated </text:p>
            <text:p>hospitalistions</text:p>
          </table:table-cell>
          <table:table-cell table:style-name="ce9" office:value-type="string" calcext:value-type="string">
            <text:p>Capacity</text:p>
          </table:table-cell>
          <table:table-cell table:style-name="ce9" office:value-type="string" calcext:value-type="string">
            <text:p>Tall thin curve RT</text:p>
          </table:table-cell>
          <table:table-cell table:style-name="ce9" office:value-type="string" calcext:value-type="string">
            <text:p>Tall Thin Curve</text:p>
          </table:table-cell>
          <table:table-cell table:style-name="ce9" office:value-type="string" calcext:value-type="string">
            <text:p>Chance</text:p>
          </table:table-cell>
          <table:table-cell table:style-name="ce9" office:value-type="string" calcext:value-type="string">
            <text:p>Increment</text:p>
          </table:table-cell>
          <table:table-cell table:style-name="ce9" office:value-type="string" calcext:value-type="string">
            <text:p>Factor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0-01-03" calcext:value-type="date">
            <text:p>01/03/20</text:p>
            <draw:frame table:end-cell-address="Sheet1.G20" table:end-x="30.59pt" table:end-y="6.01pt" draw:z-index="2" draw:name="Chart 3" draw:style-name="gr1" draw:text-style-name="P1" svg:width="449.97pt" svg:height="278.22pt" svg:x="61.51pt" svg:y="11.28pt">
              <draw:object draw:notify-on-update-of-ranges="Sheet1.F2:Sheet1.F1001 Sheet1.F1:Sheet1.F1 Sheet1.F2:Sheet1.F1001 Sheet1.D1:Sheet1.D1 Sheet1.D2:Sheet1.D1001 Sheet1.C1:Sheet1.C1 Sheet1.C2:Sheet1.C7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B2]*3" office:value-type="float" office:value="0" calcext:value-type="float">
            <text:p>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0-02-03" calcext:value-type="date">
            <text:p>02/03/2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B3]*3" office:value-type="float" office:value="0" calcext:value-type="float">
            <text:p>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]+[.E2]" office:value-type="float" office:value="3.499964325" calcext:value-type="float">
            <text:p>3.499964325</text:p>
          </table:table-cell>
          <table:table-cell table:style-name="ce9" table:formula="of:=[.E2]*[.$H$2]*[.G3]*[.$I$2]" office:value-type="float" office:value="2.499964325" calcext:value-type="float">
            <text:p>2.499964325</text:p>
          </table:table-cell>
          <table:table-cell table:style-name="ce10" table:formula="of:=([.$C$77]-[.E2])/[.$C$77]" office:value-type="float" office:value="0.999985729982733" calcext:value-type="float">
            <text:p>0.999985729982733</text:p>
          </table:table-cell>
          <table:table-cell/>
          <table:table-cell>
            <draw:frame table:end-cell-address="Sheet1.N20" table:end-x="67.97pt" table:end-y="15.73pt" draw:z-index="0" draw:name="Chart 1" draw:style-name="gr1" draw:text-style-name="P1" svg:width="449.97pt" svg:height="278.22pt" svg:x="18.74pt" svg:y="5.24pt">
              <draw:object draw:notify-on-update-of-ranges="Sheet1.B2:Sheet1.B7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date" office:date-value="2020-03-03" calcext:value-type="date">
            <text:p>03/03/20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[.B4]*3" office:value-type="float" office:value="3" calcext:value-type="float">
            <text:p>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]+[.E3]" office:value-type="float" office:value="4.37491170521301" calcext:value-type="float">
            <text:p>4.37491170521301</text:p>
          </table:table-cell>
          <table:table-cell table:style-name="ce9" table:formula="of:=[.E3]*[.$H$2]*[.G4]" office:value-type="float" office:value="0.874947380213011" calcext:value-type="float">
            <text:p>0.874947380213011</text:p>
          </table:table-cell>
          <table:table-cell table:style-name="ce10" table:formula="of:=([.$C$77]-[.E3])/[.$C$77]" office:value-type="float" office:value="0.999950055448649" calcext:value-type="float">
            <text:p>0.999950055448649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4-03" calcext:value-type="date">
            <text:p>04/03/20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B5]*3" office:value-type="float" office:value="6" calcext:value-type="float">
            <text:p>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]+[.E4]" office:value-type="float" office:value="5.46857135001011" calcext:value-type="float">
            <text:p>5.46857135001011</text:p>
          </table:table-cell>
          <table:table-cell table:style-name="ce9" table:formula="of:=[.E4]*[.$H$2]*[.G5]" office:value-type="float" office:value="1.09365964479709" calcext:value-type="float">
            <text:p>1.09365964479709</text:p>
          </table:table-cell>
          <table:table-cell table:style-name="ce10" table:formula="of:=([.$C$77]-[.E4])/[.$C$77]" office:value-type="float" office:value="0.999937569934426" calcext:value-type="float">
            <text:p>0.99993756993442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5-03" calcext:value-type="date">
            <text:p>05/03/20</text:p>
          </table:table-cell>
          <table:table-cell table:style-name="ce5" office:value-type="float" office:value="0" calcext:value-type="float">
            <text:p>0</text:p>
          </table:table-cell>
          <table:table-cell table:style-name="ce9" table:formula="of:=[.B6]*3" office:value-type="float" office:value="0" calcext:value-type="float">
            <text:p>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]+[.E5]" office:value-type="float" office:value="6.8356075003235" calcext:value-type="float">
            <text:p>6.8356075003235</text:p>
          </table:table-cell>
          <table:table-cell table:style-name="ce9" table:formula="of:=[.E5]*[.$H$2]*[.G6]" office:value-type="float" office:value="1.3670361503134" calcext:value-type="float">
            <text:p>1.3670361503134</text:p>
          </table:table-cell>
          <table:table-cell table:style-name="ce10" table:formula="of:=([.$C$77]-[.E5])/[.$C$77]" office:value-type="float" office:value="0.999921963392411" calcext:value-type="float">
            <text:p>0.99992196339241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6-03" calcext:value-type="date">
            <text:p>06/03/20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B7]*3" office:value-type="float" office:value="6" calcext:value-type="float">
            <text:p>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7]+[.E6]" office:value-type="float" office:value="8.54434268187477" calcext:value-type="float">
            <text:p>8.54434268187477</text:p>
          </table:table-cell>
          <table:table-cell table:style-name="ce9" table:formula="of:=[.E6]*[.$H$2]*[.G7]" office:value-type="float" office:value="1.70873518155126" calcext:value-type="float">
            <text:p>1.70873518155126</text:p>
          </table:table-cell>
          <table:table-cell table:style-name="ce10" table:formula="of:=([.$C$77]-[.E6])/[.$C$77]" office:value-type="float" office:value="0.999902455762942" calcext:value-type="float">
            <text:p>0.99990245576294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7-03" calcext:value-type="date">
            <text:p>07/03/20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B8]*3" office:value-type="float" office:value="6" calcext:value-type="float">
            <text:p>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8]+[.E7]" office:value-type="float" office:value="10.6801679038658" calcext:value-type="float">
            <text:p>10.6801679038658</text:p>
          </table:table-cell>
          <table:table-cell table:style-name="ce9" table:formula="of:=[.E7]*[.$H$2]*[.G8]" office:value-type="float" office:value="2.13582522199107" calcext:value-type="float">
            <text:p>2.13582522199107</text:p>
          </table:table-cell>
          <table:table-cell table:style-name="ce10" table:formula="of:=([.$C$77]-[.E7])/[.$C$77]" office:value-type="float" office:value="0.999878072082397" calcext:value-type="float">
            <text:p>0.999878072082397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8-03" calcext:value-type="date">
            <text:p>08/03/20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[.B9]*3" office:value-type="float" office:value="3" calcext:value-type="float">
            <text:p>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9]+[.E8]" office:value-type="float" office:value="13.3498029489332" calcext:value-type="float">
            <text:p>13.3498029489332</text:p>
          </table:table-cell>
          <table:table-cell table:style-name="ce9" table:formula="of:=[.E8]*[.$H$2]*[.G9]" office:value-type="float" office:value="2.6696350450674" calcext:value-type="float">
            <text:p>2.6696350450674</text:p>
          </table:table-cell>
          <table:table-cell table:style-name="ce10" table:formula="of:=([.$C$77]-[.E8])/[.$C$77]" office:value-type="float" office:value="0.9998475938196" calcext:value-type="float">
            <text:p>0.999847593819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9-03" calcext:value-type="date">
            <text:p>09/03/20</text:p>
          </table:table-cell>
          <table:table-cell table:style-name="ce5" office:value-type="float" office:value="5" calcext:value-type="float">
            <text:p>5</text:p>
          </table:table-cell>
          <table:table-cell table:style-name="ce9" table:formula="of:=[.B10]*3" office:value-type="float" office:value="15" calcext:value-type="float">
            <text:p>15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0]+[.E9]" office:value-type="float" office:value="16.6866178953979" calcext:value-type="float">
            <text:p>16.6866178953979</text:p>
          </table:table-cell>
          <table:table-cell table:style-name="ce9" table:formula="of:=[.E9]*[.$H$2]*[.G10]" office:value-type="float" office:value="3.33681494646467" calcext:value-type="float">
            <text:p>3.33681494646467</text:p>
          </table:table-cell>
          <table:table-cell table:style-name="ce10" table:formula="of:=([.$C$77]-[.E9])/[.$C$77]" office:value-type="float" office:value="0.999809498081411" calcext:value-type="float">
            <text:p>0.99980949808141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0-03" calcext:value-type="date">
            <text:p>10/03/20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B11]*3" office:value-type="float" office:value="12" calcext:value-type="float">
            <text:p>1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1]+[.E10]" office:value-type="float" office:value="20.8572790218695" calcext:value-type="float">
            <text:p>20.8572790218695</text:p>
          </table:table-cell>
          <table:table-cell table:style-name="ce9" table:formula="of:=[.E10]*[.$H$2]*[.G11]" office:value-type="float" office:value="4.17066112647164" calcext:value-type="float">
            <text:p>4.17066112647164</text:p>
          </table:table-cell>
          <table:table-cell table:style-name="ce10" table:formula="of:=([.$C$77]-[.E10])/[.$C$77]" office:value-type="float" office:value="0.999761881674509" calcext:value-type="float">
            <text:p>0.999761881674509</text:p>
          </table:table-cell>
          <table:table-cell/>
          <table:table-cell>
            <draw:frame table:end-cell-address="Sheet1.N29" table:end-x="73.25pt" table:end-y="6.72pt" draw:z-index="1" draw:name="Chart 2" draw:style-name="gr1" draw:text-style-name="P1" svg:width="449.97pt" svg:height="278.22pt" svg:x="24.01pt" svg:y="11.99pt">
              <draw:object draw:notify-on-update-of-ranges="Sheet1.C1:Sheet1.C1 Sheet1.C2:Sheet1.C77 Sheet1.D1:Sheet1.D1 Sheet1.D2:Sheet1.D7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date" office:date-value="2020-11-03" calcext:value-type="date">
            <text:p>11/03/20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formula="of:=[.B12]*3" office:value-type="float" office:value="3" calcext:value-type="float">
            <text:p>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2]+[.E11]" office:value-type="float" office:value="26.0700468198894" calcext:value-type="float">
            <text:p>26.0700468198894</text:p>
          </table:table-cell>
          <table:table-cell table:style-name="ce9" table:formula="of:=[.E11]*[.$H$2]*[.G12]" office:value-type="float" office:value="5.21276779801988" calcext:value-type="float">
            <text:p>5.21276779801988</text:p>
          </table:table-cell>
          <table:table-cell table:style-name="ce10" table:formula="of:=([.$C$77]-[.E11])/[.$C$77]" office:value-type="float" office:value="0.999702366268221" calcext:value-type="float">
            <text:p>0.99970236626822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2-03" calcext:value-type="date">
            <text:p>12/03/20</text:p>
          </table:table-cell>
          <table:table-cell table:style-name="ce5" office:value-type="float" office:value="11" calcext:value-type="float">
            <text:p>11</text:p>
          </table:table-cell>
          <table:table-cell table:style-name="ce9" table:formula="of:=[.B13]*3" office:value-type="float" office:value="33" calcext:value-type="float">
            <text:p>3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3]+[.E12]" office:value-type="float" office:value="32.5851338800382" calcext:value-type="float">
            <text:p>32.5851338800382</text:p>
          </table:table-cell>
          <table:table-cell table:style-name="ce9" table:formula="of:=[.E12]*[.$H$2]*[.G13]" office:value-type="float" office:value="6.51508706014883" calcext:value-type="float">
            <text:p>6.51508706014883</text:p>
          </table:table-cell>
          <table:table-cell table:style-name="ce10" table:formula="of:=([.$C$77]-[.E12])/[.$C$77]" office:value-type="float" office:value="0.999627979981736" calcext:value-type="float">
            <text:p>0.9996279799817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3/20</text:p>
          </table:table-cell>
          <table:table-cell table:style-name="ce5" office:value-type="float" office:value="14" calcext:value-type="float">
            <text:p>14</text:p>
          </table:table-cell>
          <table:table-cell table:style-name="ce9" table:formula="of:=[.B14]*3" office:value-type="float" office:value="42" calcext:value-type="float">
            <text:p>4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4]+[.E13]" office:value-type="float" office:value="40.7276294062503" calcext:value-type="float">
            <text:p>40.7276294062503</text:p>
          </table:table-cell>
          <table:table-cell table:style-name="ce9" table:formula="of:=[.E13]*[.$H$2]*[.G14]" office:value-type="float" office:value="8.14249552621209" calcext:value-type="float">
            <text:p>8.14249552621209</text:p>
          </table:table-cell>
          <table:table-cell table:style-name="ce10" table:formula="of:=([.$C$77]-[.E13])/[.$C$77]" office:value-type="float" office:value="0.999535009576893" calcext:value-type="float">
            <text:p>0.9995350095768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3/20</text:p>
          </table:table-cell>
          <table:table-cell table:style-name="ce5" office:value-type="float" office:value="19" calcext:value-type="float">
            <text:p>19</text:p>
          </table:table-cell>
          <table:table-cell table:style-name="ce9" table:formula="of:=[.B15]*3" office:value-type="float" office:value="57" calcext:value-type="float">
            <text:p>5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5]+[.E14]" office:value-type="float" office:value="50.9036191964267" calcext:value-type="float">
            <text:p>50.9036191964267</text:p>
          </table:table-cell>
          <table:table-cell table:style-name="ce9" table:formula="of:=[.E14]*[.$H$2]*[.G15]" office:value-type="float" office:value="10.1759897901764" calcext:value-type="float">
            <text:p>10.1759897901764</text:p>
          </table:table-cell>
          <table:table-cell table:style-name="ce10" table:formula="of:=([.$C$77]-[.E14])/[.$C$77]" office:value-type="float" office:value="0.99941881602514" calcext:value-type="float">
            <text:p>0.999418816025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3/20</text:p>
          </table:table-cell>
          <table:table-cell table:style-name="ce5" office:value-type="float" office:value="23" calcext:value-type="float">
            <text:p>23</text:p>
          </table:table-cell>
          <table:table-cell table:style-name="ce9" table:formula="of:=[.B16]*3" office:value-type="float" office:value="69" calcext:value-type="float">
            <text:p>6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6]+[.E15]" office:value-type="float" office:value="63.6202799552374" calcext:value-type="float">
            <text:p>63.6202799552374</text:p>
          </table:table-cell>
          <table:table-cell table:style-name="ce9" table:formula="of:=[.E15]*[.$H$2]*[.G16]" office:value-type="float" office:value="12.7166607588107" calcext:value-type="float">
            <text:p>12.7166607588107</text:p>
          </table:table-cell>
          <table:table-cell table:style-name="ce10" table:formula="of:=([.$C$77]-[.E15])/[.$C$77]" office:value-type="float" office:value="0.999273604475128" calcext:value-type="float">
            <text:p>0.99927360447512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3/20</text:p>
          </table:table-cell>
          <table:table-cell table:style-name="ce5" office:value-type="float" office:value="28" calcext:value-type="float">
            <text:p>28</text:p>
          </table:table-cell>
          <table:table-cell table:style-name="ce9" table:formula="of:=[.B17]*3" office:value-type="float" office:value="84" calcext:value-type="float">
            <text:p>84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7]+[.E16]" office:value-type="float" office:value="79.5109103275478" calcext:value-type="float">
            <text:p>79.5109103275478</text:p>
          </table:table-cell>
          <table:table-cell table:style-name="ce9" table:formula="of:=[.E16]*[.$H$2]*[.G17]" office:value-type="float" office:value="15.8906303723104" calcext:value-type="float">
            <text:p>15.8906303723104</text:p>
          </table:table-cell>
          <table:table-cell table:style-name="ce10" table:formula="of:=([.$C$77]-[.E16])/[.$C$77]" office:value-type="float" office:value="0.999092137506525" calcext:value-type="float">
            <text:p>0.9990921375065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3/20</text:p>
          </table:table-cell>
          <table:table-cell table:style-name="ce5" office:value-type="float" office:value="42" calcext:value-type="float">
            <text:p>42</text:p>
          </table:table-cell>
          <table:table-cell table:style-name="ce9" table:formula="of:=[.B18]*3" office:value-type="float" office:value="126" calcext:value-type="float">
            <text:p>12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8]+[.E17]" office:value-type="float" office:value="99.3660842011527" calcext:value-type="float">
            <text:p>99.3660842011527</text:p>
          </table:table-cell>
          <table:table-cell table:style-name="ce9" table:formula="of:=[.E17]*[.$H$2]*[.G18]" office:value-type="float" office:value="19.8551738736049" calcext:value-type="float">
            <text:p>19.8551738736049</text:p>
          </table:table-cell>
          <table:table-cell table:style-name="ce10" table:formula="of:=([.$C$77]-[.E17])/[.$C$77]" office:value-type="float" office:value="0.998865377936733" calcext:value-type="float">
            <text:p>0.9988653779367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3/20</text:p>
          </table:table-cell>
          <table:table-cell table:style-name="ce5" office:value-type="float" office:value="47" calcext:value-type="float">
            <text:p>47</text:p>
          </table:table-cell>
          <table:table-cell table:style-name="ce9" table:formula="of:=[.B19]*3" office:value-type="float" office:value="141" calcext:value-type="float">
            <text:p>141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19]+[.E18]" office:value-type="float" office:value="124.172381074145" calcext:value-type="float">
            <text:p>124.172381074145</text:p>
          </table:table-cell>
          <table:table-cell table:style-name="ce9" table:formula="of:=[.E18]*[.$H$2]*[.G19]" office:value-type="float" office:value="24.8062968729922" calcext:value-type="float">
            <text:p>24.8062968729922</text:p>
          </table:table-cell>
          <table:table-cell table:style-name="ce10" table:formula="of:=([.$C$77]-[.E18])/[.$C$77]" office:value-type="float" office:value="0.998582044262723" calcext:value-type="float">
            <text:p>0.9985820442627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3/20</text:p>
          </table:table-cell>
          <table:table-cell table:style-name="ce5" office:value-type="float" office:value="68" calcext:value-type="float">
            <text:p>68</text:p>
          </table:table-cell>
          <table:table-cell table:style-name="ce9" table:formula="of:=[.B20]*3" office:value-type="float" office:value="204" calcext:value-type="float">
            <text:p>204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0]+[.E19]" office:value-type="float" office:value="155.160469777683" calcext:value-type="float">
            <text:p>155.160469777683</text:p>
          </table:table-cell>
          <table:table-cell table:style-name="ce9" table:formula="of:=[.E19]*[.$H$2]*[.G20]" office:value-type="float" office:value="30.9880887035376" calcext:value-type="float">
            <text:p>30.9880887035376</text:p>
          </table:table-cell>
          <table:table-cell table:style-name="ce10" table:formula="of:=([.$C$77]-[.E19])/[.$C$77]" office:value-type="float" office:value="0.998228057978022" calcext:value-type="float">
            <text:p>0.9982280579780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3/20</text:p>
          </table:table-cell>
          <table:table-cell table:style-name="ce5" office:value-type="float" office:value="62" calcext:value-type="float">
            <text:p>62</text:p>
          </table:table-cell>
          <table:table-cell table:style-name="ce9" table:formula="of:=[.B21]*3" office:value-type="float" office:value="186" calcext:value-type="float">
            <text:p>18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1]+[.E20]" office:value-type="float" office:value="193.864700371276" calcext:value-type="float">
            <text:p>193.864700371276</text:p>
          </table:table-cell>
          <table:table-cell table:style-name="ce9" table:formula="of:=[.E20]*[.$H$2]*[.G21]" office:value-type="float" office:value="38.7042305935936" calcext:value-type="float">
            <text:p>38.7042305935936</text:p>
          </table:table-cell>
          <table:table-cell table:style-name="ce10" table:formula="of:=([.$C$77]-[.E20])/[.$C$77]" office:value-type="float" office:value="0.99778585741716" calcext:value-type="float">
            <text:p>0.997785857417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3/20</text:p>
          </table:table-cell>
          <table:table-cell table:style-name="ce5" office:value-type="float" office:value="106" calcext:value-type="float">
            <text:p>106</text:p>
          </table:table-cell>
          <table:table-cell table:style-name="ce9" table:formula="of:=[.B22]*3" office:value-type="float" office:value="318" calcext:value-type="float">
            <text:p>318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2]+[.E21]" office:value-type="float" office:value="242.196796086946" calcext:value-type="float">
            <text:p>242.196796086946</text:p>
          </table:table-cell>
          <table:table-cell table:style-name="ce9" table:formula="of:=[.E21]*[.$H$2]*[.G22]" office:value-type="float" office:value="48.3320957156694" calcext:value-type="float">
            <text:p>48.3320957156694</text:p>
          </table:table-cell>
          <table:table-cell table:style-name="ce10" table:formula="of:=([.$C$77]-[.E21])/[.$C$77]" office:value-type="float" office:value="0.997233547378294" calcext:value-type="float">
            <text:p>0.9972335473782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3/20</text:p>
          </table:table-cell>
          <table:table-cell table:style-name="ce5" office:value-type="float" office:value="103" calcext:value-type="float">
            <text:p>103</text:p>
          </table:table-cell>
          <table:table-cell table:style-name="ce9" table:formula="of:=[.B23]*3" office:value-type="float" office:value="309" calcext:value-type="float">
            <text:p>30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3]+[.E22]" office:value-type="float" office:value="302.536727845404" calcext:value-type="float">
            <text:p>302.536727845404</text:p>
          </table:table-cell>
          <table:table-cell table:style-name="ce9" table:formula="of:=[.E22]*[.$H$2]*[.G23]" office:value-type="float" office:value="60.3399317584589" calcext:value-type="float">
            <text:p>60.3399317584589</text:p>
          </table:table-cell>
          <table:table-cell table:style-name="ce10" table:formula="of:=([.$C$77]-[.E22])/[.$C$77]" office:value-type="float" office:value="0.996543847537895" calcext:value-type="float">
            <text:p>0.9965438475378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3/20</text:p>
          </table:table-cell>
          <table:table-cell table:style-name="ce5" office:value-type="float" office:value="150" calcext:value-type="float">
            <text:p>150</text:p>
          </table:table-cell>
          <table:table-cell table:style-name="ce9" table:formula="of:=[.B24]*3" office:value-type="float" office:value="450" calcext:value-type="float">
            <text:p>45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4]+[.E23]" office:value-type="float" office:value="377.844381588883" calcext:value-type="float">
            <text:p>377.844381588883</text:p>
          </table:table-cell>
          <table:table-cell table:style-name="ce9" table:formula="of:=[.E23]*[.$H$2]*[.G24]" office:value-type="float" office:value="75.3076537434786" calcext:value-type="float">
            <text:p>75.3076537434786</text:p>
          </table:table-cell>
          <table:table-cell table:style-name="ce10" table:formula="of:=([.$C$77]-[.E23])/[.$C$77]" office:value-type="float" office:value="0.995682795669829" calcext:value-type="float">
            <text:p>0.9956827956698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3/20</text:p>
          </table:table-cell>
          <table:table-cell table:style-name="ce5" office:value-type="float" office:value="159" calcext:value-type="float">
            <text:p>159</text:p>
          </table:table-cell>
          <table:table-cell table:style-name="ce9" table:formula="of:=[.B25]*3" office:value-type="float" office:value="477" calcext:value-type="float">
            <text:p>47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5]+[.E24]" office:value-type="float" office:value="471.796157320956" calcext:value-type="float">
            <text:p>471.796157320956</text:p>
          </table:table-cell>
          <table:table-cell table:style-name="ce9" table:formula="of:=[.E24]*[.$H$2]*[.G25]" office:value-type="float" office:value="93.9517757320728" calcext:value-type="float">
            <text:p>93.9517757320728</text:p>
          </table:table-cell>
          <table:table-cell table:style-name="ce10" table:formula="of:=([.$C$77]-[.E24])/[.$C$77]" office:value-type="float" office:value="0.994608154150593" calcext:value-type="float">
            <text:p>0.9946081541505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3/20</text:p>
          </table:table-cell>
          <table:table-cell table:style-name="ce5" office:value-type="float" office:value="201" calcext:value-type="float">
            <text:p>201</text:p>
          </table:table-cell>
          <table:table-cell table:style-name="ce9" table:formula="of:=[.B26]*3" office:value-type="float" office:value="603" calcext:value-type="float">
            <text:p>60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6]+[.E25]" office:value-type="float" office:value="588.951100107169" calcext:value-type="float">
            <text:p>588.951100107169</text:p>
          </table:table-cell>
          <table:table-cell table:style-name="ce9" table:formula="of:=[.E25]*[.$H$2]*[.G26]" office:value-type="float" office:value="117.154942786213" calcext:value-type="float">
            <text:p>117.154942786213</text:p>
          </table:table-cell>
          <table:table-cell table:style-name="ce10" table:formula="of:=([.$C$77]-[.E25])/[.$C$77]" office:value-type="float" office:value="0.993267460688657" calcext:value-type="float">
            <text:p>0.9932674606886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3/20</text:p>
          </table:table-cell>
          <table:table-cell table:style-name="ce5" office:value-type="float" office:value="249" calcext:value-type="float">
            <text:p>249</text:p>
          </table:table-cell>
          <table:table-cell table:style-name="ce9" table:formula="of:=[.B27]*3" office:value-type="float" office:value="747" calcext:value-type="float">
            <text:p>74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7]+[.E26]" office:value-type="float" office:value="734.951438463165" calcext:value-type="float">
            <text:p>734.951438463165</text:p>
          </table:table-cell>
          <table:table-cell table:style-name="ce9" table:formula="of:=[.E26]*[.$H$2]*[.G27]" office:value-type="float" office:value="146.000338355996" calcext:value-type="float">
            <text:p>146.000338355996</text:p>
          </table:table-cell>
          <table:table-cell table:style-name="ce10" table:formula="of:=([.$C$77]-[.E26])/[.$C$77]" office:value-type="float" office:value="0.991595657632216" calcext:value-type="float">
            <text:p>0.9915956576322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3/20</text:p>
          </table:table-cell>
          <table:table-cell table:style-name="ce5" office:value-type="float" office:value="324" calcext:value-type="float">
            <text:p>324</text:p>
          </table:table-cell>
          <table:table-cell table:style-name="ce9" table:formula="of:=[.B28]*3" office:value-type="float" office:value="972" calcext:value-type="float">
            <text:p>97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8]+[.E27]" office:value-type="float" office:value="916.762297718999" calcext:value-type="float">
            <text:p>916.762297718999</text:p>
          </table:table-cell>
          <table:table-cell table:style-name="ce9" table:formula="of:=[.E27]*[.$H$2]*[.G28]" office:value-type="float" office:value="181.810859255833" calcext:value-type="float">
            <text:p>181.810859255833</text:p>
          </table:table-cell>
          <table:table-cell table:style-name="ce10" table:formula="of:=([.$C$77]-[.E27])/[.$C$77]" office:value-type="float" office:value="0.989512230282929" calcext:value-type="float">
            <text:p>0.98951223028292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3/20</text:p>
          </table:table-cell>
          <table:table-cell table:style-name="ce5" office:value-type="float" office:value="358" calcext:value-type="float">
            <text:p>358</text:p>
          </table:table-cell>
          <table:table-cell table:style-name="ce9" table:formula="of:=[.B29]*3" office:value-type="float" office:value="1074" calcext:value-type="float">
            <text:p>1074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29]+[.E28]" office:value-type="float" office:value="1142.954552049" calcext:value-type="float">
            <text:p>1142.954552049</text:p>
          </table:table-cell>
          <table:table-cell table:style-name="ce9" table:formula="of:=[.E28]*[.$H$2]*[.G29]" office:value-type="float" office:value="226.192254330006" calcext:value-type="float">
            <text:p>226.192254330006</text:p>
          </table:table-cell>
          <table:table-cell table:style-name="ce10" table:formula="of:=([.$C$77]-[.E28])/[.$C$77]" office:value-type="float" office:value="0.986917786182071" calcext:value-type="float">
            <text:p>0.9869177861820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3/20</text:p>
          </table:table-cell>
          <table:table-cell table:style-name="ce5" office:value-type="float" office:value="357" calcext:value-type="float">
            <text:p>357</text:p>
          </table:table-cell>
          <table:table-cell table:style-name="ce9" table:formula="of:=[.B30]*3" office:value-type="float" office:value="1071" calcext:value-type="float">
            <text:p>1071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0]+[.E29]" office:value-type="float" office:value="1424.03279824922" calcext:value-type="float">
            <text:p>1424.03279824922</text:p>
          </table:table-cell>
          <table:table-cell table:style-name="ce9" table:formula="of:=[.E29]*[.$H$2]*[.G30]" office:value-type="float" office:value="281.07824620021" calcext:value-type="float">
            <text:p>281.07824620021</text:p>
          </table:table-cell>
          <table:table-cell table:style-name="ce10" table:formula="of:=([.$C$77]-[.E29])/[.$C$77]" office:value-type="float" office:value="0.983690018807183" calcext:value-type="float">
            <text:p>0.9836900188071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3/20</text:p>
          </table:table-cell>
          <table:table-cell table:style-name="ce5" office:value-type="float" office:value="612" calcext:value-type="float">
            <text:p>612</text:p>
          </table:table-cell>
          <table:table-cell table:style-name="ce9" table:formula="of:=[.B31]*3" office:value-type="float" office:value="1836" calcext:value-type="float">
            <text:p>183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1]+[.E30]" office:value-type="float" office:value="1772.80656493593" calcext:value-type="float">
            <text:p>1772.80656493593</text:p>
          </table:table-cell>
          <table:table-cell table:style-name="ce9" table:formula="of:=[.E30]*[.$H$2]*[.G31]" office:value-type="float" office:value="348.773766686719" calcext:value-type="float">
            <text:p>348.773766686719</text:p>
          </table:table-cell>
          <table:table-cell table:style-name="ce10" table:formula="of:=([.$C$77]-[.E30])/[.$C$77]" office:value-type="float" office:value="0.979679027380607" calcext:value-type="float">
            <text:p>0.97967902738060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3/20</text:p>
          </table:table-cell>
          <table:table-cell table:style-name="ce5" office:value-type="float" office:value="607" calcext:value-type="float">
            <text:p>607</text:p>
          </table:table-cell>
          <table:table-cell table:style-name="ce9" table:formula="of:=[.B32]*3" office:value-type="float" office:value="1821" calcext:value-type="float">
            <text:p>1821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2]+[.E31]" office:value-type="float" office:value="2204.79609978451" calcext:value-type="float">
            <text:p>2204.79609978451</text:p>
          </table:table-cell>
          <table:table-cell table:style-name="ce9" table:formula="of:=[.E31]*[.$H$2]*[.G32]" office:value-type="float" office:value="431.989534848579" calcext:value-type="float">
            <text:p>431.989534848579</text:p>
          </table:table-cell>
          <table:table-cell table:style-name="ce10" table:formula="of:=([.$C$77]-[.E31])/[.$C$77]" office:value-type="float" office:value="0.974702019707808" calcext:value-type="float">
            <text:p>0.974702019707808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1-04" calcext:value-type="date">
            <text:p>01/04/20</text:p>
          </table:table-cell>
          <table:table-cell table:style-name="ce5" office:value-type="float" office:value="371" calcext:value-type="float">
            <text:p>371</text:p>
          </table:table-cell>
          <table:table-cell table:style-name="ce9" table:formula="of:=[.B33]*3" office:value-type="float" office:value="1113" calcext:value-type="float">
            <text:p>111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3]+[.E32]" office:value-type="float" office:value="2738.65303730672" calcext:value-type="float">
            <text:p>2738.65303730672</text:p>
          </table:table-cell>
          <table:table-cell table:style-name="ce9" table:formula="of:=[.E32]*[.$H$2]*[.G33]" office:value-type="float" office:value="533.856937522205" calcext:value-type="float">
            <text:p>533.856937522205</text:p>
          </table:table-cell>
          <table:table-cell table:style-name="ce10" table:formula="of:=([.$C$77]-[.E32])/[.$C$77]" office:value-type="float" office:value="0.968537521586476" calcext:value-type="float">
            <text:p>0.96853752158647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2-04" calcext:value-type="date">
            <text:p>02/04/20</text:p>
          </table:table-cell>
          <table:table-cell table:style-name="ce5" office:value-type="float" office:value="612" calcext:value-type="float">
            <text:p>612</text:p>
          </table:table-cell>
          <table:table-cell table:style-name="ce9" table:formula="of:=[.B34]*3" office:value-type="float" office:value="1836" calcext:value-type="float">
            <text:p>1836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4]+[.E33]" office:value-type="float" office:value="3396.55922777076" calcext:value-type="float">
            <text:p>3396.55922777076</text:p>
          </table:table-cell>
          <table:table-cell table:style-name="ce9" table:formula="of:=[.E33]*[.$H$2]*[.G34]" office:value-type="float" office:value="657.906190464038" calcext:value-type="float">
            <text:p>657.906190464038</text:p>
          </table:table-cell>
          <table:table-cell table:style-name="ce10" table:formula="of:=([.$C$77]-[.E33])/[.$C$77]" office:value-type="float" office:value="0.960919373870075" calcext:value-type="float">
            <text:p>0.960919373870075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3-04" calcext:value-type="date">
            <text:p>03/04/20</text:p>
          </table:table-cell>
          <table:table-cell table:style-name="ce5" office:value-type="float" office:value="626" calcext:value-type="float">
            <text:p>626</text:p>
          </table:table-cell>
          <table:table-cell table:style-name="ce9" table:formula="of:=[.B35]*3" office:value-type="float" office:value="1878" calcext:value-type="float">
            <text:p>1878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5]+[.E34]" office:value-type="float" office:value="4204.54211237176" calcext:value-type="float">
            <text:p>4204.54211237176</text:p>
          </table:table-cell>
          <table:table-cell table:style-name="ce9" table:formula="of:=[.E34]*[.$H$2]*[.G35]" office:value-type="float" office:value="807.982884600999" calcext:value-type="float">
            <text:p>807.982884600999</text:p>
          </table:table-cell>
          <table:table-cell table:style-name="ce10" table:formula="of:=([.$C$77]-[.E34])/[.$C$77]" office:value-type="float" office:value="0.951531041172271" calcext:value-type="float">
            <text:p>0.95153104117227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4-04" calcext:value-type="date">
            <text:p>04/04/20</text:p>
          </table:table-cell>
          <table:table-cell table:style-name="ce5" office:value-type="float" office:value="663" calcext:value-type="float">
            <text:p>663</text:p>
          </table:table-cell>
          <table:table-cell table:style-name="ce9" table:formula="of:=[.B36]*3" office:value-type="float" office:value="1989" calcext:value-type="float">
            <text:p>198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6]+[.E35]" office:value-type="float" office:value="5192.6106770719" calcext:value-type="float">
            <text:p>5192.6106770719</text:p>
          </table:table-cell>
          <table:table-cell table:style-name="ce9" table:formula="of:=[.E35]*[.$H$2]*[.G36]" office:value-type="float" office:value="988.068564700144" calcext:value-type="float">
            <text:p>988.068564700144</text:p>
          </table:table-cell>
          <table:table-cell table:style-name="ce10" table:formula="of:=([.$C$77]-[.E35])/[.$C$77]" office:value-type="float" office:value="0.9400011114578" calcext:value-type="float">
            <text:p>0.9400011114578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5-04" calcext:value-type="date">
            <text:p>05/04/20</text:p>
          </table:table-cell>
          <table:table-cell table:style-name="ce5" office:value-type="float" office:value="769" calcext:value-type="float">
            <text:p>769</text:p>
          </table:table-cell>
          <table:table-cell table:style-name="ce9" table:formula="of:=[.B37]*3" office:value-type="float" office:value="2307" calcext:value-type="float">
            <text:p>230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7]+[.E36]" office:value-type="float" office:value="6394.57199381465" calcext:value-type="float">
            <text:p>6394.57199381465</text:p>
          </table:table-cell>
          <table:table-cell table:style-name="ce9" table:formula="of:=[.E36]*[.$H$2]*[.G37]" office:value-type="float" office:value="1201.96131674275" calcext:value-type="float">
            <text:p>1201.96131674275</text:p>
          </table:table-cell>
          <table:table-cell table:style-name="ce10" table:formula="of:=([.$C$77]-[.E36])/[.$C$77]" office:value-type="float" office:value="0.925901355978825" calcext:value-type="float">
            <text:p>0.925901355978825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6-04" calcext:value-type="date">
            <text:p>06/04/20</text:p>
          </table:table-cell>
          <table:table-cell table:style-name="ce5" office:value-type="float" office:value="735" calcext:value-type="float">
            <text:p>735</text:p>
          </table:table-cell>
          <table:table-cell table:style-name="ce9" table:formula="of:=[.B38]*3" office:value-type="float" office:value="2205" calcext:value-type="float">
            <text:p>2205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8]+[.E37]" office:value-type="float" office:value="7847.33777512118" calcext:value-type="float">
            <text:p>7847.33777512118</text:p>
          </table:table-cell>
          <table:table-cell table:style-name="ce9" table:formula="of:=[.E37]*[.$H$2]*[.G38]" office:value-type="float" office:value="1452.76578130653" calcext:value-type="float">
            <text:p>1452.76578130653</text:p>
          </table:table-cell>
          <table:table-cell table:style-name="ce10" table:formula="of:=([.$C$77]-[.E37])/[.$C$77]" office:value-type="float" office:value="0.908749347234975" calcext:value-type="float">
            <text:p>0.908749347234975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7-04" calcext:value-type="date">
            <text:p>07/04/20</text:p>
          </table:table-cell>
          <table:table-cell table:style-name="ce5" office:value-type="float" office:value="724" calcext:value-type="float">
            <text:p>724</text:p>
          </table:table-cell>
          <table:table-cell table:style-name="ce9" table:formula="of:=[.B39]*3" office:value-type="float" office:value="2172" calcext:value-type="float">
            <text:p>217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39]+[.E38]" office:value-type="float" office:value="9589.4827695927" calcext:value-type="float">
            <text:p>9589.4827695927</text:p>
          </table:table-cell>
          <table:table-cell table:style-name="ce9" table:formula="of:=[.E38]*[.$H$2]*[.G39]" office:value-type="float" office:value="1742.14499447152" calcext:value-type="float">
            <text:p>1742.14499447152</text:p>
          </table:table-cell>
          <table:table-cell table:style-name="ce10" table:formula="of:=([.$C$77]-[.E38])/[.$C$77]" office:value-type="float" office:value="0.88801835445123" calcext:value-type="float">
            <text:p>0.88801835445123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8-04" calcext:value-type="date">
            <text:p>08/04/20</text:p>
          </table:table-cell>
          <table:table-cell table:style-name="ce5" office:value-type="float" office:value="803" calcext:value-type="float">
            <text:p>803</text:p>
          </table:table-cell>
          <table:table-cell table:style-name="ce9" table:formula="of:=[.B40]*3" office:value-type="float" office:value="2409" calcext:value-type="float">
            <text:p>240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0]+[.E39]" office:value-type="float" office:value="11658.792258642" calcext:value-type="float">
            <text:p>11658.792258642</text:p>
          </table:table-cell>
          <table:table-cell table:style-name="ce9" table:formula="of:=[.E39]*[.$H$2]*[.G40]" office:value-type="float" office:value="2069.3094890493" calcext:value-type="float">
            <text:p>2069.3094890493</text:p>
          </table:table-cell>
          <table:table-cell table:style-name="ce10" table:formula="of:=([.$C$77]-[.E39])/[.$C$77]" office:value-type="float" office:value="0.86315791529899" calcext:value-type="float">
            <text:p>0.86315791529899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9-04" calcext:value-type="date">
            <text:p>09/04/20</text:p>
          </table:table-cell>
          <table:table-cell table:style-name="ce5" office:value-type="float" office:value="886" calcext:value-type="float">
            <text:p>886</text:p>
          </table:table-cell>
          <table:table-cell table:style-name="ce9" table:formula="of:=[.B41]*3" office:value-type="float" office:value="2658" calcext:value-type="float">
            <text:p>2658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1]+[.E40]" office:value-type="float" office:value="14088.5686052988" calcext:value-type="float">
            <text:p>14088.5686052988</text:p>
          </table:table-cell>
          <table:table-cell table:style-name="ce9" table:formula="of:=[.E40]*[.$H$2]*[.G41]" office:value-type="float" office:value="2429.77634665684" calcext:value-type="float">
            <text:p>2429.77634665684</text:p>
          </table:table-cell>
          <table:table-cell table:style-name="ce10" table:formula="of:=([.$C$77]-[.E40])/[.$C$77]" office:value-type="float" office:value="0.833628833160067" calcext:value-type="float">
            <text:p>0.833628833160067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0-04" calcext:value-type="date">
            <text:p>10/04/20</text:p>
          </table:table-cell>
          <table:table-cell table:style-name="ce5" office:value-type="float" office:value="777" calcext:value-type="float">
            <text:p>777</text:p>
          </table:table-cell>
          <table:table-cell table:style-name="ce9" table:formula="of:=[.B42]*3" office:value-type="float" office:value="2331" calcext:value-type="float">
            <text:p>2331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2]+[.E41]" office:value-type="float" office:value="16902.6047969427" calcext:value-type="float">
            <text:p>16902.6047969427</text:p>
          </table:table-cell>
          <table:table-cell table:style-name="ce9" table:formula="of:=[.E41]*[.$H$2]*[.G42]" office:value-type="float" office:value="2814.03619164389" calcext:value-type="float">
            <text:p>2814.03619164389</text:p>
          </table:table-cell>
          <table:table-cell table:style-name="ce10" table:formula="of:=([.$C$77]-[.E41])/[.$C$77]" office:value-type="float" office:value="0.798955882739004" calcext:value-type="float">
            <text:p>0.798955882739004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1-04" calcext:value-type="date">
            <text:p>11/04/20</text:p>
          </table:table-cell>
          <table:table-cell table:style-name="ce5" office:value-type="float" office:value="730" calcext:value-type="float">
            <text:p>730</text:p>
          </table:table-cell>
          <table:table-cell table:style-name="ce9" table:formula="of:=[.B43]*3" office:value-type="float" office:value="2190" calcext:value-type="float">
            <text:p>219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3]+[.E42]" office:value-type="float" office:value="20109.0269733834" calcext:value-type="float">
            <text:p>20109.0269733834</text:p>
          </table:table-cell>
          <table:table-cell table:style-name="ce9" table:formula="of:=[.E42]*[.$H$2]*[.G43]" office:value-type="float" office:value="3206.42217644064" calcext:value-type="float">
            <text:p>3206.42217644064</text:p>
          </table:table-cell>
          <table:table-cell table:style-name="ce10" table:formula="of:=([.$C$77]-[.E42])/[.$C$77]" office:value-type="float" office:value="0.758799537695068" calcext:value-type="float">
            <text:p>0.758799537695068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2-04" calcext:value-type="date">
            <text:p>12/04/20</text:p>
          </table:table-cell>
          <table:table-cell table:style-name="ce5" office:value-type="float" office:value="769" calcext:value-type="float">
            <text:p>769</text:p>
          </table:table-cell>
          <table:table-cell table:style-name="ce9" table:formula="of:=[.B44]*3" office:value-type="float" office:value="2307" calcext:value-type="float">
            <text:p>230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4]+[.E43]" office:value-type="float" office:value="23693.6814156309" calcext:value-type="float">
            <text:p>23693.6814156309</text:p>
          </table:table-cell>
          <table:table-cell table:style-name="ce9" table:formula="of:=[.E43]*[.$H$2]*[.G44]" office:value-type="float" office:value="3584.65444224755" calcext:value-type="float">
            <text:p>3584.65444224755</text:p>
          </table:table-cell>
          <table:table-cell table:style-name="ce10" table:formula="of:=([.$C$77]-[.E43])/[.$C$77]" office:value-type="float" office:value="0.713043837872863" calcext:value-type="float">
            <text:p>0.7130438378728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4/20</text:p>
          </table:table-cell>
          <table:table-cell table:style-name="ce5" office:value-type="float" office:value="711" calcext:value-type="float">
            <text:p>711</text:p>
          </table:table-cell>
          <table:table-cell table:style-name="ce9" table:formula="of:=[.B45]*3" office:value-type="float" office:value="2133" calcext:value-type="float">
            <text:p>213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5]+[.E44]" office:value-type="float" office:value="27614.338598222" calcext:value-type="float">
            <text:p>27614.338598222</text:p>
          </table:table-cell>
          <table:table-cell table:style-name="ce9" table:formula="of:=[.E44]*[.$H$2]*[.G45]" office:value-type="float" office:value="3920.65718259113" calcext:value-type="float">
            <text:p>3920.65718259113</text:p>
          </table:table-cell>
          <table:table-cell table:style-name="ce10" table:formula="of:=([.$C$77]-[.E44])/[.$C$77]" office:value-type="float" office:value="0.661890757086763" calcext:value-type="float">
            <text:p>0.6618907570867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4/20</text:p>
          </table:table-cell>
          <table:table-cell table:style-name="ce5" office:value-type="float" office:value="685" calcext:value-type="float">
            <text:p>685</text:p>
          </table:table-cell>
          <table:table-cell table:style-name="ce9" table:formula="of:=[.B46]*3" office:value-type="float" office:value="2055" calcext:value-type="float">
            <text:p>2055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6]+[.E45]" office:value-type="float" office:value="31797.5167798307" calcext:value-type="float">
            <text:p>31797.5167798307</text:p>
          </table:table-cell>
          <table:table-cell table:style-name="ce9" table:formula="of:=[.E45]*[.$H$2]*[.G46]" office:value-type="float" office:value="4183.17818160863" calcext:value-type="float">
            <text:p>4183.17818160863</text:p>
          </table:table-cell>
          <table:table-cell table:style-name="ce10" table:formula="of:=([.$C$77]-[.E45])/[.$C$77]" office:value-type="float" office:value="0.605942911394294" calcext:value-type="float">
            <text:p>0.6059429113942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4/20</text:p>
          </table:table-cell>
          <table:table-cell table:style-name="ce5" office:value-type="float" office:value="637" calcext:value-type="float">
            <text:p>637</text:p>
          </table:table-cell>
          <table:table-cell table:style-name="ce9" table:formula="of:=[.B47]*3" office:value-type="float" office:value="1911" calcext:value-type="float">
            <text:p>1911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7]+[.E46]" office:value-type="float" office:value="36139.8563135457" calcext:value-type="float">
            <text:p>36139.8563135457</text:p>
          </table:table-cell>
          <table:table-cell table:style-name="ce9" table:formula="of:=[.E46]*[.$H$2]*[.G47]" office:value-type="float" office:value="4342.33953371499" calcext:value-type="float">
            <text:p>4342.33953371499</text:p>
          </table:table-cell>
          <table:table-cell table:style-name="ce10" table:formula="of:=([.$C$77]-[.E46])/[.$C$77]" office:value-type="float" office:value="0.546248886512969" calcext:value-type="float">
            <text:p>0.5462488865129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4/20</text:p>
          </table:table-cell>
          <table:table-cell table:style-name="ce5" office:value-type="float" office:value="679" calcext:value-type="float">
            <text:p>679</text:p>
          </table:table-cell>
          <table:table-cell table:style-name="ce9" table:formula="of:=[.B48]*3" office:value-type="float" office:value="2037" calcext:value-type="float">
            <text:p>203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8]+[.E47]" office:value-type="float" office:value="40515.34148172" calcext:value-type="float">
            <text:p>40515.34148172</text:p>
          </table:table-cell>
          <table:table-cell table:style-name="ce9" table:formula="of:=[.E47]*[.$H$2]*[.G48]" office:value-type="float" office:value="4375.48516817434" calcext:value-type="float">
            <text:p>4375.48516817434</text:p>
          </table:table-cell>
          <table:table-cell table:style-name="ce10" table:formula="of:=([.$C$77]-[.E47])/[.$C$77]" office:value-type="float" office:value="0.484283626388891" calcext:value-type="float">
            <text:p>0.48428362638889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4/20</text:p>
          </table:table-cell>
          <table:table-cell table:style-name="ce5" office:value-type="float" office:value="628" calcext:value-type="float">
            <text:p>628</text:p>
          </table:table-cell>
          <table:table-cell table:style-name="ce9" table:formula="of:=[.B49]*3" office:value-type="float" office:value="1884" calcext:value-type="float">
            <text:p>1884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49]+[.E48]" office:value-type="float" office:value="44788.1438620806" calcext:value-type="float">
            <text:p>44788.1438620806</text:p>
          </table:table-cell>
          <table:table-cell table:style-name="ce9" table:formula="of:=[.E48]*[.$H$2]*[.G49]" office:value-type="float" office:value="4272.80238036057" calcext:value-type="float">
            <text:p>4272.80238036057</text:p>
          </table:table-cell>
          <table:table-cell table:style-name="ce10" table:formula="of:=([.$C$77]-[.E48])/[.$C$77]" office:value-type="float" office:value="0.421845377488762" calcext:value-type="float">
            <text:p>0.4218453774887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4/20</text:p>
          </table:table-cell>
          <table:table-cell table:style-name="ce5" office:value-type="float" office:value="598" calcext:value-type="float">
            <text:p>598</text:p>
          </table:table-cell>
          <table:table-cell table:style-name="ce9" table:formula="of:=[.B50]*3" office:value-type="float" office:value="1794" calcext:value-type="float">
            <text:p>1794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0]+[.E49]" office:value-type="float" office:value="48828.8452577332" calcext:value-type="float">
            <text:p>48828.8452577332</text:p>
          </table:table-cell>
          <table:table-cell table:style-name="ce9" table:formula="of:=[.E49]*[.$H$2]*[.G50]" office:value-type="float" office:value="4040.70139565262" calcext:value-type="float">
            <text:p>4040.70139565262</text:p>
          </table:table-cell>
          <table:table-cell table:style-name="ce10" table:formula="of:=([.$C$77]-[.E49])/[.$C$77]" office:value-type="float" office:value="0.360872413743731" calcext:value-type="float">
            <text:p>0.3608724137437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4/20</text:p>
          </table:table-cell>
          <table:table-cell table:style-name="ce5" office:value-type="float" office:value="561" calcext:value-type="float">
            <text:p>561</text:p>
          </table:table-cell>
          <table:table-cell table:style-name="ce9" table:formula="of:=[.B51]*3" office:value-type="float" office:value="1683" calcext:value-type="float">
            <text:p>168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1]+[.E50]" office:value-type="float" office:value="52530.2125391612" calcext:value-type="float">
            <text:p>52530.2125391612</text:p>
          </table:table-cell>
          <table:table-cell table:style-name="ce9" table:formula="of:=[.E50]*[.$H$2]*[.G51]" office:value-type="float" office:value="3701.36728142799" calcext:value-type="float">
            <text:p>3701.36728142799</text:p>
          </table:table-cell>
          <table:table-cell table:style-name="ce10" table:formula="of:=([.$C$77]-[.E50])/[.$C$77]" office:value-type="float" office:value="0.303211535058105" calcext:value-type="float">
            <text:p>0.3032115350581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4/20</text:p>
          </table:table-cell>
          <table:table-cell table:style-name="ce5" office:value-type="float" office:value="513" calcext:value-type="float">
            <text:p>513</text:p>
          </table:table-cell>
          <table:table-cell table:style-name="ce9" table:formula="of:=[.B52]*3" office:value-type="float" office:value="1539" calcext:value-type="float">
            <text:p>153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2]+[.E51]" office:value-type="float" office:value="55818.5113914856" calcext:value-type="float">
            <text:p>55818.5113914856</text:p>
          </table:table-cell>
          <table:table-cell table:style-name="ce9" table:formula="of:=[.E51]*[.$H$2]*[.G52]" office:value-type="float" office:value="3288.29885232441" calcext:value-type="float">
            <text:p>3288.29885232441</text:p>
          </table:table-cell>
          <table:table-cell table:style-name="ce10" table:formula="of:=([.$C$77]-[.E51])/[.$C$77]" office:value-type="float" office:value="0.250392960041652" calcext:value-type="float">
            <text:p>0.25039296004165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4/20</text:p>
          </table:table-cell>
          <table:table-cell table:style-name="ce5" office:value-type="float" office:value="549" calcext:value-type="float">
            <text:p>549</text:p>
          </table:table-cell>
          <table:table-cell table:style-name="ce9" table:formula="of:=[.B53]*3" office:value-type="float" office:value="1647" calcext:value-type="float">
            <text:p>164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3]+[.E52]" office:value-type="float" office:value="58657.8438715423" calcext:value-type="float">
            <text:p>58657.8438715423</text:p>
          </table:table-cell>
          <table:table-cell table:style-name="ce9" table:formula="of:=[.E52]*[.$H$2]*[.G53]" office:value-type="float" office:value="2839.33248005668" calcext:value-type="float">
            <text:p>2839.33248005668</text:p>
          </table:table-cell>
          <table:table-cell table:style-name="ce10" table:formula="of:=([.$C$77]-[.E52])/[.$C$77]" office:value-type="float" office:value="0.203468878640844" calcext:value-type="float">
            <text:p>0.2034688786408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4/20</text:p>
          </table:table-cell>
          <table:table-cell table:style-name="ce5" office:value-type="float" office:value="474" calcext:value-type="float">
            <text:p>474</text:p>
          </table:table-cell>
          <table:table-cell table:style-name="ce9" table:formula="of:=[.B54]*3" office:value-type="float" office:value="1422" calcext:value-type="float">
            <text:p>142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4]+[.E53]" office:value-type="float" office:value="61047.4405913214" calcext:value-type="float">
            <text:p>61047.4405913214</text:p>
          </table:table-cell>
          <table:table-cell table:style-name="ce9" table:formula="of:=[.E53]*[.$H$2]*[.G54]" office:value-type="float" office:value="2389.59671977909" calcext:value-type="float">
            <text:p>2389.59671977909</text:p>
          </table:table-cell>
          <table:table-cell table:style-name="ce10" table:formula="of:=([.$C$77]-[.E53])/[.$C$77]" office:value-type="float" office:value="0.162951555124473" calcext:value-type="float">
            <text:p>0.1629515551244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4/20</text:p>
          </table:table-cell>
          <table:table-cell table:style-name="ce5" office:value-type="float" office:value="475" calcext:value-type="float">
            <text:p>475</text:p>
          </table:table-cell>
          <table:table-cell table:style-name="ce9" table:formula="of:=[.B55]*3" office:value-type="float" office:value="1425" calcext:value-type="float">
            <text:p>1425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5]+[.E54]" office:value-type="float" office:value="63013.9613169771" calcext:value-type="float">
            <text:p>63013.9613169771</text:p>
          </table:table-cell>
          <table:table-cell table:style-name="ce9" table:formula="of:=[.E54]*[.$H$2]*[.G55]" office:value-type="float" office:value="1966.52072565576" calcext:value-type="float">
            <text:p>1966.52072565576</text:p>
          </table:table-cell>
          <table:table-cell table:style-name="ce10" table:formula="of:=([.$C$77]-[.E54])/[.$C$77]" office:value-type="float" office:value="0.128851968672726" calcext:value-type="float">
            <text:p>0.1288519686727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4/20</text:p>
          </table:table-cell>
          <table:table-cell table:style-name="ce5" office:value-type="float" office:value="441" calcext:value-type="float">
            <text:p>441</text:p>
          </table:table-cell>
          <table:table-cell table:style-name="ce9" table:formula="of:=[.B56]*3" office:value-type="float" office:value="1323" calcext:value-type="float">
            <text:p>132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6]+[.E55]" office:value-type="float" office:value="64601.7506285641" calcext:value-type="float">
            <text:p>64601.7506285641</text:p>
          </table:table-cell>
          <table:table-cell table:style-name="ce9" table:formula="of:=[.E55]*[.$H$2]*[.G56]" office:value-type="float" office:value="1587.78931158695" calcext:value-type="float">
            <text:p>1587.78931158695</text:p>
          </table:table-cell>
          <table:table-cell table:style-name="ce10" table:formula="of:=([.$C$77]-[.E55])/[.$C$77]" office:value-type="float" office:value="0.100789683962254" calcext:value-type="float">
            <text:p>0.1007896839622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4/20</text:p>
          </table:table-cell>
          <table:table-cell table:style-name="ce5" office:value-type="float" office:value="421" calcext:value-type="float">
            <text:p>421</text:p>
          </table:table-cell>
          <table:table-cell table:style-name="ce9" table:formula="of:=[.B57]*3" office:value-type="float" office:value="1263" calcext:value-type="float">
            <text:p>1263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7]+[.E56]" office:value-type="float" office:value="65863.6150581298" calcext:value-type="float">
            <text:p>65863.6150581298</text:p>
          </table:table-cell>
          <table:table-cell table:style-name="ce9" table:formula="of:=[.E56]*[.$H$2]*[.G57]" office:value-type="float" office:value="1261.86442956571" calcext:value-type="float">
            <text:p>1261.86442956571</text:p>
          </table:table-cell>
          <table:table-cell table:style-name="ce10" table:formula="of:=([.$C$77]-[.E56])/[.$C$77]" office:value-type="float" office:value="0.0781319030699932" calcext:value-type="float">
            <text:p>0.0781319030699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4/20</text:p>
          </table:table-cell>
          <table:table-cell table:style-name="ce5" office:value-type="float" office:value="374" calcext:value-type="float">
            <text:p>374</text:p>
          </table:table-cell>
          <table:table-cell table:style-name="ce9" table:formula="of:=[.B58]*3" office:value-type="float" office:value="1122" calcext:value-type="float">
            <text:p>112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8]+[.E57]" office:value-type="float" office:value="66853.6287712706" calcext:value-type="float">
            <text:p>66853.6287712706</text:p>
          </table:table-cell>
          <table:table-cell table:style-name="ce9" table:formula="of:=[.E57]*[.$H$2]*[.G58]" office:value-type="float" office:value="990.013713140758" calcext:value-type="float">
            <text:p>990.013713140758</text:p>
          </table:table-cell>
          <table:table-cell table:style-name="ce10" table:formula="of:=([.$C$77]-[.E57])/[.$C$77]" office:value-type="float" office:value="0.0601250758718296" calcext:value-type="float">
            <text:p>0.060125075871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4/20</text:p>
          </table:table-cell>
          <table:table-cell table:style-name="ce5" office:value-type="float" office:value="364" calcext:value-type="float">
            <text:p>364</text:p>
          </table:table-cell>
          <table:table-cell table:style-name="ce9" table:formula="of:=[.B59]*3" office:value-type="float" office:value="1092" calcext:value-type="float">
            <text:p>109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59]+[.E58]" office:value-type="float" office:value="67622.4047730881" calcext:value-type="float">
            <text:p>67622.4047730881</text:p>
          </table:table-cell>
          <table:table-cell table:style-name="ce9" table:formula="of:=[.E58]*[.$H$2]*[.G59]" office:value-type="float" office:value="768.776001817546" calcext:value-type="float">
            <text:p>768.776001817546</text:p>
          </table:table-cell>
          <table:table-cell table:style-name="ce10" table:formula="of:=([.$C$77]-[.E58])/[.$C$77]" office:value-type="float" office:value="0.0459975630910206" calcext:value-type="float">
            <text:p>0.0459975630910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4/20</text:p>
          </table:table-cell>
          <table:table-cell table:style-name="ce5" office:value-type="float" office:value="333" calcext:value-type="float">
            <text:p>333</text:p>
          </table:table-cell>
          <table:table-cell table:style-name="ce9" table:formula="of:=[.B60]*3" office:value-type="float" office:value="999" calcext:value-type="float">
            <text:p>99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0]+[.E59]" office:value-type="float" office:value="68214.5592317134" calcext:value-type="float">
            <text:p>68214.5592317134</text:p>
          </table:table-cell>
          <table:table-cell table:style-name="ce9" table:formula="of:=[.E59]*[.$H$2]*[.G60]" office:value-type="float" office:value="592.15445862525" calcext:value-type="float">
            <text:p>592.15445862525</text:p>
          </table:table-cell>
          <table:table-cell table:style-name="ce10" table:formula="of:=([.$C$77]-[.E59])/[.$C$77]" office:value-type="float" office:value="0.0350271162708435" calcext:value-type="float">
            <text:p>0.0350271162708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4/20</text:p>
          </table:table-cell>
          <table:table-cell table:style-name="ce5" office:value-type="float" office:value="329" calcext:value-type="float">
            <text:p>329</text:p>
          </table:table-cell>
          <table:table-cell table:style-name="ce9" table:formula="of:=[.B61]*3" office:value-type="float" office:value="987" calcext:value-type="float">
            <text:p>98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1]+[.E60]" office:value-type="float" office:value="68667.7948728789" calcext:value-type="float">
            <text:p>68667.7948728789</text:p>
          </table:table-cell>
          <table:table-cell table:style-name="ce9" table:formula="of:=[.E60]*[.$H$2]*[.G61]" office:value-type="float" office:value="453.2356411656" calcext:value-type="float">
            <text:p>453.2356411656</text:p>
          </table:table-cell>
          <table:table-cell table:style-name="ce10" table:formula="of:=([.$C$77]-[.E60])/[.$C$77]" office:value-type="float" office:value="0.0265770619216953" calcext:value-type="float">
            <text:p>0.0265770619216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4/20</text:p>
          </table:table-cell>
          <table:table-cell table:style-name="ce5" office:value-type="float" office:value="309" calcext:value-type="float">
            <text:p>309</text:p>
          </table:table-cell>
          <table:table-cell table:style-name="ce9" table:formula="of:=[.B62]*3" office:value-type="float" office:value="927" calcext:value-type="float">
            <text:p>92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2]+[.E61]" office:value-type="float" office:value="69013.0115937822" calcext:value-type="float">
            <text:p>69013.0115937822</text:p>
          </table:table-cell>
          <table:table-cell table:style-name="ce9" table:formula="of:=[.E61]*[.$H$2]*[.G62]" office:value-type="float" office:value="345.216720903284" calcext:value-type="float">
            <text:p>345.216720903284</text:p>
          </table:table-cell>
          <table:table-cell table:style-name="ce10" table:formula="of:=([.$C$77]-[.E61])/[.$C$77]" office:value-type="float" office:value="0.020109381496369" calcext:value-type="float">
            <text:p>0.020109381496369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1-05" calcext:value-type="date">
            <text:p>01/05/20</text:p>
          </table:table-cell>
          <table:table-cell table:style-name="ce5" office:value-type="float" office:value="293" calcext:value-type="float">
            <text:p>293</text:p>
          </table:table-cell>
          <table:table-cell table:style-name="ce9" table:formula="of:=[.B63]*3" office:value-type="float" office:value="879" calcext:value-type="float">
            <text:p>87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3]+[.E62]" office:value-type="float" office:value="69274.9700259852" calcext:value-type="float">
            <text:p>69274.9700259852</text:p>
          </table:table-cell>
          <table:table-cell table:style-name="ce9" table:formula="of:=[.E62]*[.$H$2]*[.G63]" office:value-type="float" office:value="261.958432202995" calcext:value-type="float">
            <text:p>261.958432202995</text:p>
          </table:table-cell>
          <table:table-cell table:style-name="ce10" table:formula="of:=([.$C$77]-[.E62])/[.$C$77]" office:value-type="float" office:value="0.0151831329283185" calcext:value-type="float">
            <text:p>0.015183132928319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2-05" calcext:value-type="date">
            <text:p>02/05/20</text:p>
          </table:table-cell>
          <table:table-cell table:style-name="ce5" office:value-type="float" office:value="284" calcext:value-type="float">
            <text:p>284</text:p>
          </table:table-cell>
          <table:table-cell table:style-name="ce9" table:formula="of:=[.B64]*3" office:value-type="float" office:value="852" calcext:value-type="float">
            <text:p>85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4]+[.E63]" office:value-type="float" office:value="69473.1827149196" calcext:value-type="float">
            <text:p>69473.1827149196</text:p>
          </table:table-cell>
          <table:table-cell table:style-name="ce9" table:formula="of:=[.E63]*[.$H$2]*[.G64]" office:value-type="float" office:value="198.212688934369" calcext:value-type="float">
            <text:p>198.212688934369</text:p>
          </table:table-cell>
          <table:table-cell table:style-name="ce10" table:formula="of:=([.$C$77]-[.E63])/[.$C$77]" office:value-type="float" office:value="0.0114449815776185" calcext:value-type="float">
            <text:p>0.011444981577619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3-05" calcext:value-type="date">
            <text:p>03/05/20</text:p>
          </table:table-cell>
          <table:table-cell table:style-name="ce5" office:value-type="float" office:value="253" calcext:value-type="float">
            <text:p>253</text:p>
          </table:table-cell>
          <table:table-cell table:style-name="ce9" table:formula="of:=[.B65]*3" office:value-type="float" office:value="759" calcext:value-type="float">
            <text:p>75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5]+[.E64]" office:value-type="float" office:value="69622.836340834" calcext:value-type="float">
            <text:p>69622.836340834</text:p>
          </table:table-cell>
          <table:table-cell table:style-name="ce9" table:formula="of:=[.E64]*[.$H$2]*[.G65]" office:value-type="float" office:value="149.653625914416" calcext:value-type="float">
            <text:p>149.653625914416</text:p>
          </table:table-cell>
          <table:table-cell table:style-name="ce10" table:formula="of:=([.$C$77]-[.E64])/[.$C$77]" office:value-type="float" office:value="0.008616483084042" calcext:value-type="float">
            <text:p>0.00861648308404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4-05" calcext:value-type="date">
            <text:p>04/05/20</text:p>
          </table:table-cell>
          <table:table-cell table:style-name="ce5" office:value-type="float" office:value="235" calcext:value-type="float">
            <text:p>235</text:p>
          </table:table-cell>
          <table:table-cell table:style-name="ce9" table:formula="of:=[.B66]*3" office:value-type="float" office:value="705" calcext:value-type="float">
            <text:p>705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6]+[.E65]" office:value-type="float" office:value="69735.6414056701" calcext:value-type="float">
            <text:p>69735.6414056701</text:p>
          </table:table-cell>
          <table:table-cell table:style-name="ce9" table:formula="of:=[.E65]*[.$H$2]*[.G66]" office:value-type="float" office:value="112.805064836067" calcext:value-type="float">
            <text:p>112.805064836067</text:p>
          </table:table-cell>
          <table:table-cell table:style-name="ce10" table:formula="of:=([.$C$77]-[.E65])/[.$C$77]" office:value-type="float" office:value="0.00648092325821584" calcext:value-type="float">
            <text:p>0.006480923258216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5-05" calcext:value-type="date">
            <text:p>05/05/20</text:p>
          </table:table-cell>
          <table:table-cell table:style-name="ce5" office:value-type="float" office:value="239" calcext:value-type="float">
            <text:p>239</text:p>
          </table:table-cell>
          <table:table-cell table:style-name="ce9" table:formula="of:=[.B67]*3" office:value-type="float" office:value="717" calcext:value-type="float">
            <text:p>71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7]+[.E66]" office:value-type="float" office:value="69820.5653483508" calcext:value-type="float">
            <text:p>69820.5653483508</text:p>
          </table:table-cell>
          <table:table-cell table:style-name="ce9" table:formula="of:=[.E66]*[.$H$2]*[.G67]" office:value-type="float" office:value="84.9239426806774" calcext:value-type="float">
            <text:p>84.9239426806774</text:p>
          </table:table-cell>
          <table:table-cell table:style-name="ce10" table:formula="of:=([.$C$77]-[.E66])/[.$C$77]" office:value-type="float" office:value="0.00487119303523162" calcext:value-type="float">
            <text:p>0.00487119303523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6-05" calcext:value-type="date">
            <text:p>06/05/20</text:p>
          </table:table-cell>
          <table:table-cell table:style-name="ce5" office:value-type="float" office:value="234" calcext:value-type="float">
            <text:p>234</text:p>
          </table:table-cell>
          <table:table-cell table:style-name="ce9" table:formula="of:=[.B68]*3" office:value-type="float" office:value="702" calcext:value-type="float">
            <text:p>702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8]+[.E67]" office:value-type="float" office:value="69884.4394167079" calcext:value-type="float">
            <text:p>69884.4394167079</text:p>
          </table:table-cell>
          <table:table-cell table:style-name="ce9" table:formula="of:=[.E67]*[.$H$2]*[.G68]" office:value-type="float" office:value="63.8740683571576" calcext:value-type="float">
            <text:p>63.8740683571576</text:p>
          </table:table-cell>
          <table:table-cell table:style-name="ce10" table:formula="of:=([.$C$77]-[.E67])/[.$C$77]" office:value-type="float" office:value="0.00365932690682038" calcext:value-type="float">
            <text:p>0.0036593269068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7-05" calcext:value-type="date">
            <text:p>07/05/20</text:p>
          </table:table-cell>
          <table:table-cell table:style-name="ce6" office:value-type="float" office:value="220" calcext:value-type="float">
            <text:p>220</text:p>
          </table:table-cell>
          <table:table-cell table:style-name="ce9" table:formula="of:=[.B69]*3" office:value-type="float" office:value="660" calcext:value-type="float">
            <text:p>66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69]+[.E68]" office:value-type="float" office:value="69932.4472809755" calcext:value-type="float">
            <text:p>69932.4472809755</text:p>
          </table:table-cell>
          <table:table-cell table:style-name="ce9" table:formula="of:=[.E68]*[.$H$2]*[.G69]" office:value-type="float" office:value="48.0078642676008" calcext:value-type="float">
            <text:p>48.0078642676008</text:p>
          </table:table-cell>
          <table:table-cell table:style-name="ce10" table:formula="of:=([.$C$77]-[.E68])/[.$C$77]" office:value-type="float" office:value="0.0027478428484681" calcext:value-type="float">
            <text:p>0.002747842848468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8-05" calcext:value-type="date">
            <text:p>08/05/20</text:p>
          </table:table-cell>
          <table:table-cell table:style-name="ce6" office:value-type="float" office:value="190" calcext:value-type="float">
            <text:p>190</text:p>
          </table:table-cell>
          <table:table-cell table:style-name="ce9" table:formula="of:=[.B70]*3" office:value-type="float" office:value="570" calcext:value-type="float">
            <text:p>570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70]+[.E69]" office:value-type="float" office:value="69968.5109159859" calcext:value-type="float">
            <text:p>69968.5109159859</text:p>
          </table:table-cell>
          <table:table-cell table:style-name="ce9" table:formula="of:=[.E69]*[.$H$2]*[.G70]" office:value-type="float" office:value="36.0636350104273" calcext:value-type="float">
            <text:p>36.0636350104273</text:p>
          </table:table-cell>
          <table:table-cell table:style-name="ce10" table:formula="of:=([.$C$77]-[.E69])/[.$C$77]" office:value-type="float" office:value="0.00206276979643114" calcext:value-type="float">
            <text:p>0.002062769796431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09-05" calcext:value-type="date">
            <text:p>09/05/20</text:p>
          </table:table-cell>
          <table:table-cell table:style-name="ce6" office:value-type="float" office:value="153" calcext:value-type="float">
            <text:p>153</text:p>
          </table:table-cell>
          <table:table-cell table:style-name="ce9" table:formula="of:=[.B71]*3" office:value-type="float" office:value="459" calcext:value-type="float">
            <text:p>459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71]+[.E70]" office:value-type="float" office:value="69995.5911978869" calcext:value-type="float">
            <text:p>69995.5911978869</text:p>
          </table:table-cell>
          <table:table-cell table:style-name="ce9" table:formula="of:=[.E70]*[.$H$2]*[.G71]" office:value-type="float" office:value="27.0802819009944" calcext:value-type="float">
            <text:p>27.0802819009944</text:p>
          </table:table-cell>
          <table:table-cell table:style-name="ce10" table:formula="of:=([.$C$77]-[.E70])/[.$C$77]" office:value-type="float" office:value="0.00154814110213155" calcext:value-type="float">
            <text:p>0.001548141102132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0-05" calcext:value-type="date">
            <text:p>10/05/20</text:p>
          </table:table-cell>
          <table:table-cell table:style-name="ce6" office:value-type="float" office:value="109" calcext:value-type="float">
            <text:p>109</text:p>
          </table:table-cell>
          <table:table-cell table:style-name="ce9" table:formula="of:=[.B72]*3" office:value-type="float" office:value="327" calcext:value-type="float">
            <text:p>327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72]+[.E71]" office:value-type="float" office:value="70015.9197551618" calcext:value-type="float">
            <text:p>70015.9197551618</text:p>
          </table:table-cell>
          <table:table-cell table:style-name="ce9" table:formula="of:=[.E71]*[.$H$2]*[.G72]" office:value-type="float" office:value="20.3285572749133" calcext:value-type="float">
            <text:p>20.3285572749133</text:p>
          </table:table-cell>
          <table:table-cell table:style-name="ce10" table:formula="of:=([.$C$77]-[.E71])/[.$C$77]" office:value-type="float" office:value="0.00116170501181663" calcext:value-type="float">
            <text:p>0.001161705011817</text:p>
          </table:table-cell>
          <table:table-cell table:number-columns-repeated="1017"/>
        </table:table-row>
        <table:table-row table:style-name="ro1">
          <table:table-cell table:style-name="ce1" office:value-type="date" office:date-value="2020-11-05" calcext:value-type="date">
            <text:p>11/05/20</text:p>
          </table:table-cell>
          <table:table-cell table:style-name="ce6" office:value-type="float" office:value="45" calcext:value-type="float">
            <text:p>45</text:p>
          </table:table-cell>
          <table:table-cell table:style-name="ce9" table:formula="of:=[.B73]*3" office:value-type="float" office:value="135" calcext:value-type="float">
            <text:p>135</text:p>
          </table:table-cell>
          <table:table-cell table:style-name="ce10" table:formula="of:=[.$C$44]+2295" office:value-type="float" office:value="4602" calcext:value-type="float">
            <text:p>4602</text:p>
          </table:table-cell>
          <table:table-cell table:style-name="ce10" table:formula="of:=[.F73]+[.E72]" office:value-type="float" office:value="70031.1765067394" calcext:value-type="float">
            <text:p>70031.1765067394</text:p>
          </table:table-cell>
          <table:table-cell table:style-name="ce9" table:formula="of:=[.E72]*[.$H$2]*[.G73]" office:value-type="float" office:value="15.2567515776008" calcext:value-type="float">
            <text:p>15.2567515776008</text:p>
          </table:table-cell>
          <table:table-cell table:style-name="ce10" table:formula="of:=([.$C$77]-[.E72])/[.$C$77]" office:value-type="float" office:value="0.000871616148496058" calcext:value-type="float">
            <text:p>0.000871616148496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7"/>
          <table:table-cell table:number-columns-repeated="1022"/>
        </table:table-row>
        <table:table-row table:style-name="ro1">
          <table:table-cell table:style-name="ce3"/>
          <table:table-cell table:style-name="ce8" office:value-type="float" office:value="23359" calcext:value-type="float">
            <text:p>23,359</text:p>
          </table:table-cell>
          <table:table-cell table:style-name="ce10" table:formula="of:=SUM([.C1:.C73])" office:value-type="float" office:value="70077" calcext:value-type="float">
            <text:p>70077</text:p>
          </table:table-cell>
          <table:table-cell table:number-columns-repeated="1021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Sheet1.B2:Sheet1.B73" svg:x="0.317cm" svg:y="0.196cm" svg:width="15.241cm" svg:height="9.424cm">
          <chartooo:coordinate-region svg:x="1.159cm" svg:y="0.196cm" svg:width="14.399cm" svg:height="8.5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3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35cm" svg:y="4.161cm" style:legend-expansion="high" chart:style-name="ch2"/>
        <chart:plot-area chart:style-name="ch3" table:cell-range-address="Sheet1.C1:Sheet1.D77" chart:data-source-has-labels="row" svg:x="1.774cm" svg:y="0.196cm" svg:width="10.244cm" svg:height="8.394cm">
          <chartooo:coordinate-region svg:x="2.801cm" svg:y="0.196cm" svg:width="9.138cm" svg:height="7.553cm"/>
          <chart:axis chart:dimension="x" chart:name="primary-x" chart:style-name="ch4">
            <chart:title svg:x="6.157cm" svg:y="8.787cm" chart:style-name="ch5">
              <text:p>Capacity</text:p>
            </chart:title>
          </chart:axis>
          <chart:axis chart:dimension="y" chart:name="primary-y" chart:style-name="ch6">
            <chart:title svg:x="0.451cm" svg:y="5.555cm" chart:style-name="ch7">
              <text:p>Calculated 
hospitalistions</text:p>
            </chart:title>
            <chart:grid chart:style-name="ch8" chart:class="major"/>
          </chart:axis>
          <chart:series chart:style-name="ch9" chart:values-cell-range-address="Sheet1.C2:Sheet1.C77" chart:label-cell-address="Sheet1.C1:Sheet1.C1" chart:class="chart:bar">
            <chart:data-point chart:repeated="76"/>
          </chart:series>
          <chart:series chart:style-name="ch10" chart:values-cell-range-address="Sheet1.D2:Sheet1.D77" chart:label-cell-address="Sheet1.D1:Sheet1.D1" chart:class="chart:line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ulated 
hospitalistions</text:p>
                <draw:g>
                  <svg:desc>Sheet1.C1:Sheet1.C1</svg:desc>
                </draw:g>
              </table:table-cell>
              <table:table-cell office:value-type="string">
                <text:p>Capacit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77</svg:desc>
                </draw:g>
              </table:table-cell>
              <table:table-cell office:value-type="float" office:value="4602">
                <text:p>4602</text:p>
                <draw:g>
                  <svg:desc>Sheet1.D2:Sheet1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">
                <text:p>8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">
                <text:p>141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">
                <text:p>20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">
                <text:p>18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8">
                <text:p>318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9">
                <text:p>30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">
                <text:p>45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7">
                <text:p>47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3">
                <text:p>60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7">
                <text:p>74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2">
                <text:p>97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4">
                <text:p>107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71">
                <text:p>1071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6">
                <text:p>183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1">
                <text:p>1821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3">
                <text:p>111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6">
                <text:p>183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8">
                <text:p>1878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9">
                <text:p>198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7">
                <text:p>230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5">
                <text:p>220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2">
                <text:p>217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09">
                <text:p>240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8">
                <text:p>2658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1">
                <text:p>2331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90">
                <text:p>219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7">
                <text:p>230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33">
                <text:p>213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55">
                <text:p>205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1">
                <text:p>1911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37">
                <text:p>203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4">
                <text:p>188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4">
                <text:p>1794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83">
                <text:p>168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9">
                <text:p>153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47">
                <text:p>164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2">
                <text:p>142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5">
                <text:p>142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3">
                <text:p>132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3">
                <text:p>1263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2">
                <text:p>112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2">
                <text:p>109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7">
                <text:p>98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7">
                <text:p>92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9">
                <text:p>87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2">
                <text:p>85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9">
                <text:p>75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5">
                <text:p>70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7">
                <text:p>71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">
                <text:p>702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">
                <text:p>66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0">
                <text:p>570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">
                <text:p>459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7">
                <text:p>327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">
                <text:p>135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77">
                <text:p>700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203cm" svg:y="3.912cm" style:legend-expansion="high" chart:style-name="ch2"/>
        <chart:plot-area chart:style-name="ch3" table:cell-range-address="Sheet1.F1:Sheet1.F1001 Sheet1.D1:Sheet1.D1001 Sheet1.C1:Sheet1.C74" chart:data-source-has-labels="both" svg:x="0.317cm" svg:y="0.196cm" svg:width="11.569cm" svg:height="9.424cm">
          <chartooo:coordinate-region svg:x="2.138cm" svg:y="0.196cm" svg:width="9.748cm" svg:height="6.805cm"/>
          <chart:axis chart:dimension="x" chart:name="primary-x" chart:style-name="ch4" chartooo:axis-type="text">
            <chart:categories table:cell-range-address="Sheet1.F2:Sheet1.F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001" chart:label-cell-address="Sheet1.F1:Sheet1.F1" chart:class="chart:bar">
            <chart:data-point chart:repeated="1000"/>
          </chart:series>
          <chart:series chart:style-name="ch8" chart:values-cell-range-address="Sheet1.D2:Sheet1.D1001" chart:label-cell-address="Sheet1.D1:Sheet1.D1" chart:class="chart:line">
            <chart:data-point chart:repeated="1000"/>
          </chart:series>
          <chart:series chart:style-name="ch9" chart:values-cell-range-address="Sheet1.C2:Sheet1.C74" chart:label-cell-address="Sheet1.C1:Sheet1.C1" chart:class="chart:line">
            <chart:data-point chart:repeated="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ll Thin Curve</text:p>
                <draw:g>
                  <svg:desc>Sheet1.F1:Sheet1.F1</svg:desc>
                </draw:g>
              </table:table-cell>
              <table:table-cell office:value-type="string">
                <text:p>Capacity</text:p>
                <draw:g>
                  <svg:desc>Sheet1.D1:Sheet1.D1</svg:desc>
                </draw:g>
              </table:table-cell>
              <table:table-cell office:value-type="string">
                <text:p>Calculated 
hospitalistion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F2:Sheet1.F1001</svg:desc>
                </draw:g>
              </table:table-cell>
              <table:table-cell office:value-type="float" office:value="NaN">
                <text:p>NaN</text:p>
                <draw:g>
                  <svg:desc>Sheet1.F2:Sheet1.F1001</svg:desc>
                </draw:g>
              </table:table-cell>
              <table:table-cell office:value-type="float" office:value="4602">
                <text:p>4602</text:p>
                <draw:g>
                  <svg:desc>Sheet1.D2:Sheet1.D1001</svg:desc>
                </draw:g>
              </table:table-cell>
              <table:table-cell office:value-type="float" office:value="0">
                <text:p>0</text:p>
                <draw:g>
                  <svg:desc>Sheet1.C2:Sheet1.C74</svg:desc>
                </draw:g>
              </table:table-cell>
            </table:table-row>
            <table:table-row>
              <table:table-cell office:value-type="float" office:value="2.499964325">
                <text:p>2.499964325</text:p>
              </table:table-cell>
              <table:table-cell office:value-type="float" office:value="2.499964325">
                <text:p>2.499964325</text:p>
              </table:table-cell>
              <table:table-cell office:value-type="float" office:value="4602">
                <text:p>4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4947380213011">
                <text:p>0.874947380213011</text:p>
              </table:table-cell>
              <table:table-cell office:value-type="float" office:value="0.874947380213011">
                <text:p>0.874947380213011</text:p>
              </table:table-cell>
              <table:table-cell office:value-type="float" office:value="4602">
                <text:p>4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09365964479709">
                <text:p>1.09365964479709</text:p>
              </table:table-cell>
              <table:table-cell office:value-type="float" office:value="1.09365964479709">
                <text:p>1.09365964479709</text:p>
              </table:table-cell>
              <table:table-cell office:value-type="float" office:value="4602">
                <text:p>4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3670361503134">
                <text:p>1.3670361503134</text:p>
              </table:table-cell>
              <table:table-cell office:value-type="float" office:value="1.3670361503134">
                <text:p>1.3670361503134</text:p>
              </table:table-cell>
              <table:table-cell office:value-type="float" office:value="4602">
                <text:p>4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0873518155126">
                <text:p>1.70873518155126</text:p>
              </table:table-cell>
              <table:table-cell office:value-type="float" office:value="1.70873518155126">
                <text:p>1.70873518155126</text:p>
              </table:table-cell>
              <table:table-cell office:value-type="float" office:value="4602">
                <text:p>4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13582522199107">
                <text:p>2.13582522199107</text:p>
              </table:table-cell>
              <table:table-cell office:value-type="float" office:value="2.13582522199107">
                <text:p>2.13582522199107</text:p>
              </table:table-cell>
              <table:table-cell office:value-type="float" office:value="4602">
                <text:p>4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6696350450674">
                <text:p>2.6696350450674</text:p>
              </table:table-cell>
              <table:table-cell office:value-type="float" office:value="2.6696350450674">
                <text:p>2.6696350450674</text:p>
              </table:table-cell>
              <table:table-cell office:value-type="float" office:value="4602">
                <text:p>4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.33681494646467">
                <text:p>3.33681494646467</text:p>
              </table:table-cell>
              <table:table-cell office:value-type="float" office:value="3.33681494646467">
                <text:p>3.33681494646467</text:p>
              </table:table-cell>
              <table:table-cell office:value-type="float" office:value="4602">
                <text:p>46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.17066112647164">
                <text:p>4.17066112647164</text:p>
              </table:table-cell>
              <table:table-cell office:value-type="float" office:value="4.17066112647164">
                <text:p>4.17066112647164</text:p>
              </table:table-cell>
              <table:table-cell office:value-type="float" office:value="4602">
                <text:p>46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.21276779801988">
                <text:p>5.21276779801988</text:p>
              </table:table-cell>
              <table:table-cell office:value-type="float" office:value="5.21276779801988">
                <text:p>5.21276779801988</text:p>
              </table:table-cell>
              <table:table-cell office:value-type="float" office:value="4602">
                <text:p>4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.51508706014883">
                <text:p>6.51508706014883</text:p>
              </table:table-cell>
              <table:table-cell office:value-type="float" office:value="6.51508706014883">
                <text:p>6.51508706014883</text:p>
              </table:table-cell>
              <table:table-cell office:value-type="float" office:value="4602">
                <text:p>46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.14249552621209">
                <text:p>8.14249552621209</text:p>
              </table:table-cell>
              <table:table-cell office:value-type="float" office:value="8.14249552621209">
                <text:p>8.14249552621209</text:p>
              </table:table-cell>
              <table:table-cell office:value-type="float" office:value="4602">
                <text:p>46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0.1759897901764">
                <text:p>10.1759897901764</text:p>
              </table:table-cell>
              <table:table-cell office:value-type="float" office:value="10.1759897901764">
                <text:p>10.1759897901764</text:p>
              </table:table-cell>
              <table:table-cell office:value-type="float" office:value="4602">
                <text:p>46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.7166607588107">
                <text:p>12.7166607588107</text:p>
              </table:table-cell>
              <table:table-cell office:value-type="float" office:value="12.7166607588107">
                <text:p>12.7166607588107</text:p>
              </table:table-cell>
              <table:table-cell office:value-type="float" office:value="4602">
                <text:p>46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5.8906303723104">
                <text:p>15.8906303723104</text:p>
              </table:table-cell>
              <table:table-cell office:value-type="float" office:value="15.8906303723104">
                <text:p>15.8906303723104</text:p>
              </table:table-cell>
              <table:table-cell office:value-type="float" office:value="4602">
                <text:p>46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9.8551738736049">
                <text:p>19.8551738736049</text:p>
              </table:table-cell>
              <table:table-cell office:value-type="float" office:value="19.8551738736049">
                <text:p>19.8551738736049</text:p>
              </table:table-cell>
              <table:table-cell office:value-type="float" office:value="4602">
                <text:p>46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.8062968729922">
                <text:p>24.8062968729922</text:p>
              </table:table-cell>
              <table:table-cell office:value-type="float" office:value="24.8062968729922">
                <text:p>24.8062968729922</text:p>
              </table:table-cell>
              <table:table-cell office:value-type="float" office:value="4602">
                <text:p>460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0.9880887035376">
                <text:p>30.9880887035376</text:p>
              </table:table-cell>
              <table:table-cell office:value-type="float" office:value="30.9880887035376">
                <text:p>30.9880887035376</text:p>
              </table:table-cell>
              <table:table-cell office:value-type="float" office:value="4602">
                <text:p>46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8.7042305935936">
                <text:p>38.7042305935936</text:p>
              </table:table-cell>
              <table:table-cell office:value-type="float" office:value="38.7042305935936">
                <text:p>38.7042305935936</text:p>
              </table:table-cell>
              <table:table-cell office:value-type="float" office:value="4602">
                <text:p>46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8.3320957156694">
                <text:p>48.3320957156694</text:p>
              </table:table-cell>
              <table:table-cell office:value-type="float" office:value="48.3320957156694">
                <text:p>48.3320957156694</text:p>
              </table:table-cell>
              <table:table-cell office:value-type="float" office:value="4602">
                <text:p>46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60.3399317584589">
                <text:p>60.3399317584589</text:p>
              </table:table-cell>
              <table:table-cell office:value-type="float" office:value="60.3399317584589">
                <text:p>60.3399317584589</text:p>
              </table:table-cell>
              <table:table-cell office:value-type="float" office:value="4602">
                <text:p>460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75.3076537434786">
                <text:p>75.3076537434786</text:p>
              </table:table-cell>
              <table:table-cell office:value-type="float" office:value="75.3076537434786">
                <text:p>75.3076537434786</text:p>
              </table:table-cell>
              <table:table-cell office:value-type="float" office:value="4602">
                <text:p>46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3.9517757320728">
                <text:p>93.9517757320728</text:p>
              </table:table-cell>
              <table:table-cell office:value-type="float" office:value="93.9517757320728">
                <text:p>93.9517757320728</text:p>
              </table:table-cell>
              <table:table-cell office:value-type="float" office:value="4602">
                <text:p>460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117.154942786213">
                <text:p>117.154942786213</text:p>
              </table:table-cell>
              <table:table-cell office:value-type="float" office:value="117.154942786213">
                <text:p>117.154942786213</text:p>
              </table:table-cell>
              <table:table-cell office:value-type="float" office:value="4602">
                <text:p>460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146.000338355996">
                <text:p>146.000338355996</text:p>
              </table:table-cell>
              <table:table-cell office:value-type="float" office:value="146.000338355996">
                <text:p>146.000338355996</text:p>
              </table:table-cell>
              <table:table-cell office:value-type="float" office:value="4602">
                <text:p>460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81.810859255833">
                <text:p>181.810859255833</text:p>
              </table:table-cell>
              <table:table-cell office:value-type="float" office:value="181.810859255833">
                <text:p>181.810859255833</text:p>
              </table:table-cell>
              <table:table-cell office:value-type="float" office:value="4602">
                <text:p>460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226.192254330006">
                <text:p>226.192254330006</text:p>
              </table:table-cell>
              <table:table-cell office:value-type="float" office:value="226.192254330006">
                <text:p>226.192254330006</text:p>
              </table:table-cell>
              <table:table-cell office:value-type="float" office:value="4602">
                <text:p>460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81.07824620021">
                <text:p>281.07824620021</text:p>
              </table:table-cell>
              <table:table-cell office:value-type="float" office:value="281.07824620021">
                <text:p>281.07824620021</text:p>
              </table:table-cell>
              <table:table-cell office:value-type="float" office:value="4602">
                <text:p>460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48.773766686719">
                <text:p>348.773766686719</text:p>
              </table:table-cell>
              <table:table-cell office:value-type="float" office:value="348.773766686719">
                <text:p>348.773766686719</text:p>
              </table:table-cell>
              <table:table-cell office:value-type="float" office:value="4602">
                <text:p>46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31.989534848579">
                <text:p>431.989534848579</text:p>
              </table:table-cell>
              <table:table-cell office:value-type="float" office:value="431.989534848579">
                <text:p>431.989534848579</text:p>
              </table:table-cell>
              <table:table-cell office:value-type="float" office:value="4602">
                <text:p>4602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533.856937522205">
                <text:p>533.856937522205</text:p>
              </table:table-cell>
              <table:table-cell office:value-type="float" office:value="533.856937522205">
                <text:p>533.856937522205</text:p>
              </table:table-cell>
              <table:table-cell office:value-type="float" office:value="4602">
                <text:p>460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657.906190464038">
                <text:p>657.906190464038</text:p>
              </table:table-cell>
              <table:table-cell office:value-type="float" office:value="657.906190464038">
                <text:p>657.906190464038</text:p>
              </table:table-cell>
              <table:table-cell office:value-type="float" office:value="4602">
                <text:p>46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807.982884600999">
                <text:p>807.982884600999</text:p>
              </table:table-cell>
              <table:table-cell office:value-type="float" office:value="807.982884600999">
                <text:p>807.982884600999</text:p>
              </table:table-cell>
              <table:table-cell office:value-type="float" office:value="4602">
                <text:p>4602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988.068564700144">
                <text:p>988.068564700144</text:p>
              </table:table-cell>
              <table:table-cell office:value-type="float" office:value="988.068564700144">
                <text:p>988.068564700144</text:p>
              </table:table-cell>
              <table:table-cell office:value-type="float" office:value="4602">
                <text:p>460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1201.96131674275">
                <text:p>1201.96131674275</text:p>
              </table:table-cell>
              <table:table-cell office:value-type="float" office:value="1201.96131674275">
                <text:p>1201.96131674275</text:p>
              </table:table-cell>
              <table:table-cell office:value-type="float" office:value="4602">
                <text:p>4602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1452.76578130653">
                <text:p>1452.76578130653</text:p>
              </table:table-cell>
              <table:table-cell office:value-type="float" office:value="1452.76578130653">
                <text:p>1452.76578130653</text:p>
              </table:table-cell>
              <table:table-cell office:value-type="float" office:value="4602">
                <text:p>4602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1742.14499447152">
                <text:p>1742.14499447152</text:p>
              </table:table-cell>
              <table:table-cell office:value-type="float" office:value="1742.14499447152">
                <text:p>1742.14499447152</text:p>
              </table:table-cell>
              <table:table-cell office:value-type="float" office:value="4602">
                <text:p>4602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2069.3094890493">
                <text:p>2069.3094890493</text:p>
              </table:table-cell>
              <table:table-cell office:value-type="float" office:value="2069.3094890493">
                <text:p>2069.3094890493</text:p>
              </table:table-cell>
              <table:table-cell office:value-type="float" office:value="4602">
                <text:p>4602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2429.77634665684">
                <text:p>2429.77634665684</text:p>
              </table:table-cell>
              <table:table-cell office:value-type="float" office:value="2429.77634665684">
                <text:p>2429.77634665684</text:p>
              </table:table-cell>
              <table:table-cell office:value-type="float" office:value="4602">
                <text:p>4602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float" office:value="2814.03619164389">
                <text:p>2814.03619164389</text:p>
              </table:table-cell>
              <table:table-cell office:value-type="float" office:value="2814.03619164389">
                <text:p>2814.03619164389</text:p>
              </table:table-cell>
              <table:table-cell office:value-type="float" office:value="4602">
                <text:p>4602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float" office:value="3206.42217644064">
                <text:p>3206.42217644064</text:p>
              </table:table-cell>
              <table:table-cell office:value-type="float" office:value="3206.42217644064">
                <text:p>3206.42217644064</text:p>
              </table:table-cell>
              <table:table-cell office:value-type="float" office:value="4602">
                <text:p>460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3584.65444224755">
                <text:p>3584.65444224755</text:p>
              </table:table-cell>
              <table:table-cell office:value-type="float" office:value="3584.65444224755">
                <text:p>3584.65444224755</text:p>
              </table:table-cell>
              <table:table-cell office:value-type="float" office:value="4602">
                <text:p>4602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3920.65718259113">
                <text:p>3920.65718259113</text:p>
              </table:table-cell>
              <table:table-cell office:value-type="float" office:value="3920.65718259113">
                <text:p>3920.65718259113</text:p>
              </table:table-cell>
              <table:table-cell office:value-type="float" office:value="4602">
                <text:p>4602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4183.17818160863">
                <text:p>4183.17818160863</text:p>
              </table:table-cell>
              <table:table-cell office:value-type="float" office:value="4183.17818160863">
                <text:p>4183.17818160863</text:p>
              </table:table-cell>
              <table:table-cell office:value-type="float" office:value="4602">
                <text:p>460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float" office:value="4342.33953371499">
                <text:p>4342.33953371499</text:p>
              </table:table-cell>
              <table:table-cell office:value-type="float" office:value="4342.33953371499">
                <text:p>4342.33953371499</text:p>
              </table:table-cell>
              <table:table-cell office:value-type="float" office:value="4602">
                <text:p>4602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4375.48516817434">
                <text:p>4375.48516817434</text:p>
              </table:table-cell>
              <table:table-cell office:value-type="float" office:value="4375.48516817434">
                <text:p>4375.48516817434</text:p>
              </table:table-cell>
              <table:table-cell office:value-type="float" office:value="4602">
                <text:p>460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272.80238036057">
                <text:p>4272.80238036057</text:p>
              </table:table-cell>
              <table:table-cell office:value-type="float" office:value="4272.80238036057">
                <text:p>4272.80238036057</text:p>
              </table:table-cell>
              <table:table-cell office:value-type="float" office:value="4602">
                <text:p>4602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040.70139565262">
                <text:p>4040.70139565262</text:p>
              </table:table-cell>
              <table:table-cell office:value-type="float" office:value="4040.70139565262">
                <text:p>4040.70139565262</text:p>
              </table:table-cell>
              <table:table-cell office:value-type="float" office:value="4602">
                <text:p>460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3701.36728142799">
                <text:p>3701.36728142799</text:p>
              </table:table-cell>
              <table:table-cell office:value-type="float" office:value="3701.36728142799">
                <text:p>3701.36728142799</text:p>
              </table:table-cell>
              <table:table-cell office:value-type="float" office:value="4602">
                <text:p>4602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3288.29885232441">
                <text:p>3288.29885232441</text:p>
              </table:table-cell>
              <table:table-cell office:value-type="float" office:value="3288.29885232441">
                <text:p>3288.29885232441</text:p>
              </table:table-cell>
              <table:table-cell office:value-type="float" office:value="4602">
                <text:p>460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2839.33248005668">
                <text:p>2839.33248005668</text:p>
              </table:table-cell>
              <table:table-cell office:value-type="float" office:value="2839.33248005668">
                <text:p>2839.33248005668</text:p>
              </table:table-cell>
              <table:table-cell office:value-type="float" office:value="4602">
                <text:p>4602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389.59671977909">
                <text:p>2389.59671977909</text:p>
              </table:table-cell>
              <table:table-cell office:value-type="float" office:value="2389.59671977909">
                <text:p>2389.59671977909</text:p>
              </table:table-cell>
              <table:table-cell office:value-type="float" office:value="4602">
                <text:p>460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1966.52072565576">
                <text:p>1966.52072565576</text:p>
              </table:table-cell>
              <table:table-cell office:value-type="float" office:value="1966.52072565576">
                <text:p>1966.52072565576</text:p>
              </table:table-cell>
              <table:table-cell office:value-type="float" office:value="4602">
                <text:p>4602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587.78931158695">
                <text:p>1587.78931158695</text:p>
              </table:table-cell>
              <table:table-cell office:value-type="float" office:value="1587.78931158695">
                <text:p>1587.78931158695</text:p>
              </table:table-cell>
              <table:table-cell office:value-type="float" office:value="4602">
                <text:p>460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1261.86442956571">
                <text:p>1261.86442956571</text:p>
              </table:table-cell>
              <table:table-cell office:value-type="float" office:value="1261.86442956571">
                <text:p>1261.86442956571</text:p>
              </table:table-cell>
              <table:table-cell office:value-type="float" office:value="4602">
                <text:p>460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990.013713140758">
                <text:p>990.013713140758</text:p>
              </table:table-cell>
              <table:table-cell office:value-type="float" office:value="990.013713140758">
                <text:p>990.013713140758</text:p>
              </table:table-cell>
              <table:table-cell office:value-type="float" office:value="4602">
                <text:p>460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768.776001817546">
                <text:p>768.776001817546</text:p>
              </table:table-cell>
              <table:table-cell office:value-type="float" office:value="768.776001817546">
                <text:p>768.776001817546</text:p>
              </table:table-cell>
              <table:table-cell office:value-type="float" office:value="4602">
                <text:p>460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592.15445862525">
                <text:p>592.15445862525</text:p>
              </table:table-cell>
              <table:table-cell office:value-type="float" office:value="592.15445862525">
                <text:p>592.15445862525</text:p>
              </table:table-cell>
              <table:table-cell office:value-type="float" office:value="4602">
                <text:p>460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53.2356411656">
                <text:p>453.2356411656</text:p>
              </table:table-cell>
              <table:table-cell office:value-type="float" office:value="453.2356411656">
                <text:p>453.2356411656</text:p>
              </table:table-cell>
              <table:table-cell office:value-type="float" office:value="4602">
                <text:p>460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345.216720903284">
                <text:p>345.216720903284</text:p>
              </table:table-cell>
              <table:table-cell office:value-type="float" office:value="345.216720903284">
                <text:p>345.216720903284</text:p>
              </table:table-cell>
              <table:table-cell office:value-type="float" office:value="4602">
                <text:p>460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261.958432202995">
                <text:p>261.958432202995</text:p>
              </table:table-cell>
              <table:table-cell office:value-type="float" office:value="261.958432202995">
                <text:p>261.958432202995</text:p>
              </table:table-cell>
              <table:table-cell office:value-type="float" office:value="4602">
                <text:p>460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198.212688934369">
                <text:p>198.212688934369</text:p>
              </table:table-cell>
              <table:table-cell office:value-type="float" office:value="198.212688934369">
                <text:p>198.212688934369</text:p>
              </table:table-cell>
              <table:table-cell office:value-type="float" office:value="4602">
                <text:p>4602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149.653625914416">
                <text:p>149.653625914416</text:p>
              </table:table-cell>
              <table:table-cell office:value-type="float" office:value="149.653625914416">
                <text:p>149.653625914416</text:p>
              </table:table-cell>
              <table:table-cell office:value-type="float" office:value="4602">
                <text:p>460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12.805064836067">
                <text:p>112.805064836067</text:p>
              </table:table-cell>
              <table:table-cell office:value-type="float" office:value="112.805064836067">
                <text:p>112.805064836067</text:p>
              </table:table-cell>
              <table:table-cell office:value-type="float" office:value="4602">
                <text:p>460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84.9239426806774">
                <text:p>84.9239426806774</text:p>
              </table:table-cell>
              <table:table-cell office:value-type="float" office:value="84.9239426806774">
                <text:p>84.9239426806774</text:p>
              </table:table-cell>
              <table:table-cell office:value-type="float" office:value="4602">
                <text:p>460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63.8740683571576">
                <text:p>63.8740683571576</text:p>
              </table:table-cell>
              <table:table-cell office:value-type="float" office:value="63.8740683571576">
                <text:p>63.8740683571576</text:p>
              </table:table-cell>
              <table:table-cell office:value-type="float" office:value="4602">
                <text:p>460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48.0078642676008">
                <text:p>48.0078642676008</text:p>
              </table:table-cell>
              <table:table-cell office:value-type="float" office:value="48.0078642676008">
                <text:p>48.0078642676008</text:p>
              </table:table-cell>
              <table:table-cell office:value-type="float" office:value="4602">
                <text:p>460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36.0636350104273">
                <text:p>36.0636350104273</text:p>
              </table:table-cell>
              <table:table-cell office:value-type="float" office:value="36.0636350104273">
                <text:p>36.0636350104273</text:p>
              </table:table-cell>
              <table:table-cell office:value-type="float" office:value="4602">
                <text:p>460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27.0802819009944">
                <text:p>27.0802819009944</text:p>
              </table:table-cell>
              <table:table-cell office:value-type="float" office:value="27.0802819009944">
                <text:p>27.0802819009944</text:p>
              </table:table-cell>
              <table:table-cell office:value-type="float" office:value="4602">
                <text:p>460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20.3285572749133">
                <text:p>20.3285572749133</text:p>
              </table:table-cell>
              <table:table-cell office:value-type="float" office:value="20.3285572749133">
                <text:p>20.3285572749133</text:p>
              </table:table-cell>
              <table:table-cell office:value-type="float" office:value="4602">
                <text:p>460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5.2567515776008">
                <text:p>15.2567515776008</text:p>
              </table:table-cell>
              <table:table-cell office:value-type="float" office:value="15.2567515776008">
                <text:p>15.2567515776008</text:p>
              </table:table-cell>
              <table:table-cell office:value-type="float" office:value="4602">
                <text:p>46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